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03mm"/>
    </style:style>
    <style:style style:name="co4" style:family="table-column">
      <style:table-column-properties fo:break-before="auto" style:column-width="78.12mm"/>
    </style:style>
    <style:style style:name="co5" style:family="table-column">
      <style:table-column-properties fo:break-before="auto" style:column-width="29.62mm"/>
    </style:style>
    <style:style style:name="co6" style:family="table-column">
      <style:table-column-properties fo:break-before="auto" style:column-width="27.27mm"/>
    </style:style>
    <style:style style:name="co7" style:family="table-column">
      <style:table-column-properties fo:break-before="auto" style:column-width="42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ro3" style:family="table-row">
      <style:table-row-properties style:row-height="24.69mm" fo:break-before="auto" style:use-optimal-row-height="true"/>
    </style:style>
    <style:style style:name="ro4" style:family="table-row">
      <style:table-row-properties style:row-height="17.04mm" fo:break-before="auto" style:use-optimal-row-height="true"/>
    </style:style>
    <style:style style:name="ro5" style:family="table-row">
      <style:table-row-properties style:row-height="8.22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12.93mm" fo:break-before="auto" style:use-optimal-row-height="true"/>
    </style:style>
    <style:style style:name="ro8" style:family="table-row">
      <style:table-row-properties style:row-height="12.35mm" fo:break-before="auto" style:use-optimal-row-height="true"/>
    </style:style>
    <style:style style:name="ro9" style:family="table-row">
      <style:table-row-properties style:row-height="25.28mm" fo:break-before="auto" style:use-optimal-row-height="true"/>
    </style:style>
    <style:style style:name="ro10" style:family="table-row">
      <style:table-row-properties style:row-height="21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盧嵐新即全植愛經典美容館</text:p>
          </table:table-cell>
          <table:table-cell office:value-type="string" calcext:value-type="string">
            <text:p>勞動基準法第22條第2項</text:p>
            <text:p>勞動基準法第24條</text:p>
            <text:p>勞動基準法第30條第5項</text:p>
          </table:table-cell>
          <table:table-cell office:value-type="string" calcext:value-type="string">
            <text:p>˙工資未全額直接給付勞工</text:p>
            <text:p>˙未依規定給予勞工延長工時工資</text:p>
            <text:p>˙未翔實際載勞工出勤情形</text:p>
          </table:table-cell>
          <table:table-cell office:value-type="string" calcext:value-type="string">
            <text:p>府授勞動字</text:p>
            <text:p>第1030236575號</text:p>
          </table:table-cell>
          <table:table-cell office:value-type="string" calcext:value-type="string">
            <text:p>103年11月26日</text:p>
          </table:table-cell>
          <table:table-cell office:value-type="string" calcext:value-type="string">
            <text:p>勞動部104年6月5日</text:p>
            <text:p>勞動法訴字第</text:p>
            <text:p>1040000142號函訴願</text:p>
            <text:p>決定駁回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郭齡鍈即民權冷飲店</text:p>
          </table:table-cell>
          <table:table-cell office:value-type="string" calcext:value-type="string">
            <text:p>勞動基準法第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075044號</text:p>
          </table:table-cell>
          <table:table-cell office:value-type="string" calcext:value-type="string">
            <text:p>104年4月8日</text:p>
          </table:table-cell>
          <table:table-cell office:value-type="string" calcext:value-type="string">
            <text:p>勞動部104年7月8日</text:p>
            <text:p>勞動法訴字第</text:p>
            <text:p>1040011719號函訴願</text:p>
            <text:p>決定駁回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台邑農畜產品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8條</text:p>
            <text:p>勞動基準法第49條第1項</text:p>
          </table:table-cell>
          <table:table-cell office:value-type="string" calcext:value-type="string">
            <text:p>˙工資未全額直接給付勞工</text:p>
            <text:p>˙未依規定給予勞工延長工時工資</text:p>
            <text:p>˙使勞工延長工時超過法令規定</text:p>
            <text:p>˙未依規定給予勞工特別休假</text:p>
            <text:p>˙未經工會或勞資會議同意使女工於午後十時至翌</text:p>
            <text:p>晨六時之時間內工作。</text:p>
          </table:table-cell>
          <table:table-cell office:value-type="string" calcext:value-type="string">
            <text:p>府授勞動字</text:p>
            <text:p>第1030239437號</text:p>
          </table:table-cell>
          <table:table-cell office:value-type="string" calcext:value-type="string">
            <text:p>103年11月25日</text:p>
          </table:table-cell>
          <table:table-cell office:value-type="string" calcext:value-type="string">
            <text:p>勞動部104年7月8日</text:p>
            <text:p>勞動法訴字第</text:p>
            <text:p>1040000395號函訴願</text:p>
            <text:p>決定駁回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琦玉國際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給予勞工延長工時工資</text:p>
            <text:p>˙使勞工延長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30239930號</text:p>
          </table:table-cell>
          <table:table-cell office:value-type="string" calcext:value-type="string">
            <text:p>103年11月24日</text:p>
          </table:table-cell>
          <table:table-cell office:value-type="string" calcext:value-type="string">
            <text:p>勞動部104年7月9日</text:p>
            <text:p>勞動法訴字第</text:p>
            <text:p>1040000139號函訴願</text:p>
            <text:p>決定駁回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宜旺工業有限公司</text:p>
          </table:table-cell>
          <table:table-cell office:value-type="string" calcext:value-type="string">
            <text:p>勞動基準法第第24條</text:p>
            <text:p>勞動基準法第36條</text:p>
            <text:p>勞動基準法第38條</text:p>
          </table:table-cell>
          <table:table-cell office:value-type="string" calcext:value-type="string">
            <text:p>˙未依規定給予勞工延長工時工資</text:p>
            <text:p>˙未每七日給予勞工一日休息作為例假</text:p>
            <text:p>˙未依規定給予勞工特別休假</text:p>
          </table:table-cell>
          <table:table-cell office:value-type="string" calcext:value-type="string">
            <text:p>府授勞動字</text:p>
            <text:p>第1030241019號</text:p>
          </table:table-cell>
          <table:table-cell office:value-type="string" calcext:value-type="string">
            <text:p>103年11月25日</text:p>
          </table:table-cell>
          <table:table-cell office:value-type="string" calcext:value-type="string">
            <text:p>勞動部104年7月9日</text:p>
            <text:p>勞動法訴字第</text:p>
            <text:p>1040000138號函訴願</text:p>
            <text:p>決定駁回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錡昌工業股份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8條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延長工時工資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30264123號</text:p>
          </table:table-cell>
          <table:table-cell office:value-type="string" calcext:value-type="string">
            <text:p>103年12月27日</text:p>
          </table:table-cell>
          <table:table-cell office:value-type="string" calcext:value-type="string">
            <text:p>勞動部104年7月15日</text:p>
            <text:p>勞動法訴字第</text:p>
            <text:p>1040001932號函訴願</text:p>
            <text:p>決定駁回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鄭天豪即昇豪咖啡館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076555號</text:p>
          </table:table-cell>
          <table:table-cell office:value-type="string" calcext:value-type="string">
            <text:p>104年04月13日</text:p>
          </table:table-cell>
          <table:table-cell office:value-type="string" calcext:value-type="string">
            <text:p>勞動部104年7月15日</text:p>
            <text:p>勞動法訴字第</text:p>
            <text:p>1040009818號函訴願</text:p>
            <text:p>決定駁回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嘉正企業有限公司</text:p>
          </table:table-cell>
          <table:table-cell office:value-type="string" calcext:value-type="string">
            <text:p>勞動基準法第30條第5項</text:p>
            <text:p>勞動基準法第38條</text:p>
          </table:table-cell>
          <table:table-cell office:value-type="string" calcext:value-type="string">
            <text:p>˙未詳實記載勞工出勤紀錄</text:p>
            <text:p>˙未依規定給予勞工特別休假</text:p>
          </table:table-cell>
          <table:table-cell office:value-type="string" calcext:value-type="string">
            <text:p>府授勞動字</text:p>
            <text:p>第1040094178號</text:p>
          </table:table-cell>
          <table:table-cell office:value-type="string" calcext:value-type="string">
            <text:p>104年04月29日</text:p>
          </table:table-cell>
          <table:table-cell office:value-type="string" calcext:value-type="string">
            <text:p>勞動部104年7月16日</text:p>
            <text:p>勞動法訴字第</text:p>
            <text:p>1040011701號函訴願</text:p>
            <text:p>決定駁回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張清倫即金協和南北雜貨行</text:p>
          </table:table-cell>
          <table:table-cell office:value-type="string" calcext:value-type="string">
            <text:p>勞動基準法第24條</text:p>
            <text:p>勞動基準法第30條第5項</text:p>
            <text:p>勞動基準法第39條</text:p>
          </table:table-cell>
          <table:table-cell office:value-type="string" calcext:value-type="string">
            <text:p>˙延長工作時間未依規定加給工資</text:p>
            <text:p>˙未依規定置備勞工出勤紀錄表</text:p>
            <text:p>˙勞工於休假日工作未依規定加給工資</text:p>
          </table:table-cell>
          <table:table-cell office:value-type="string" calcext:value-type="string">
            <text:p>府授勞動字</text:p>
            <text:p>第1030254527號</text:p>
          </table:table-cell>
          <table:table-cell office:value-type="string" calcext:value-type="string">
            <text:p>103年12月11日</text:p>
          </table:table-cell>
          <table:table-cell office:value-type="string" calcext:value-type="string">
            <text:p>勞動部104年7月16日</text:p>
            <text:p>勞動法訴字第</text:p>
            <text:p>1040001670號函訴願</text:p>
            <text:p>決定駁回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黃玉玲即功夫阿寶冷飲店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19719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谷關觀光企業股份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22217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容克光機科技股份有限公司</text:p>
          </table:table-cell>
          <table:table-cell office:value-type="string" calcext:value-type="string">
            <text:p>勞動基準法第24條</text:p>
            <text:p>勞動基準法第38條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22183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紀武郎即佳佳電子遊戲場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2015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吉康食品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20950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沈書帆即噗嘰企業社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1505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玖易設計工程有限公司</text:p>
          </table:table-cell>
          <table:table-cell office:value-type="string" calcext:value-type="string">
            <text:p>勞動基準法第16條</text:p>
            <text:p>勞動基準法第39條</text:p>
          </table:table-cell>
          <table:table-cell office:value-type="string" calcext:value-type="string">
            <text:p>˙未依規定給付勞工預告期間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2259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曾華莉即東山飲料專賣店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1446號</text:p>
          </table:table-cell>
          <table:table-cell office:value-type="string" calcext:value-type="string">
            <text:p>104年06月01日</text:p>
          </table:table-cell>
          <table:table-cell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巨業交通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22524號</text:p>
          </table:table-cell>
          <table:table-cell office:value-type="string" calcext:value-type="string">
            <text:p>104年06月02日</text:p>
          </table:table-cell>
          <table:table-cell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財團法人臺中市四o藝術教育</text:p>
            <text:p>基金會附設臺中市私立市政四</text:p>
            <text:p>o藝術幼兒園</text:p>
          </table:table-cell>
          <table:table-cell office:value-type="string" calcext:value-type="string">
            <text:p>勞動基準法第16條第3項</text:p>
          </table:table-cell>
          <table:table-cell office:value-type="string" calcext:value-type="string">
            <text:p>˙未給付勞工預告期間工資</text:p>
          </table:table-cell>
          <table:table-cell office:value-type="string" calcext:value-type="string">
            <text:p>府授勞動字</text:p>
            <text:p>第1040122723號</text:p>
          </table:table-cell>
          <table:table-cell office:value-type="string" calcext:value-type="string">
            <text:p>104年06月02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韓oo即oo建築師事務所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00454號</text:p>
          </table:table-cell>
          <table:table-cell office:value-type="string" calcext:value-type="string">
            <text:p>104年06月03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良星交通企業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20297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戴維思文教事業有限公司</text:p>
          </table:table-cell>
          <table:table-cell office:value-type="string" calcext:value-type="string">
            <text:p>勞動基準法第16條</text:p>
            <text:p>勞動基準法第22條第2項</text:p>
          </table:table-cell>
          <table:table-cell office:value-type="string" calcext:value-type="string">
            <text:p>˙未依規定給付勞工預告期間工資</text:p>
            <text:p>˙工資未全額直接給付勞工</text:p>
          </table:table-cell>
          <table:table-cell office:value-type="string" calcext:value-type="string">
            <text:p>府授勞動字</text:p>
            <text:p>第1040121255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亞洲光學股份有限公司</text:p>
          </table:table-cell>
          <table:table-cell office:value-type="string" calcext:value-type="string">
            <text:p>勞動基準法第24條</text:p>
            <text:p>勞動基準法第36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</table:table-cell>
          <table:table-cell office:value-type="string" calcext:value-type="string">
            <text:p>府授勞動字</text:p>
            <text:p>第1040124325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金鳳凰娛樂事業股份有限公司</text:p>
          </table:table-cell>
          <table:table-cell office:value-type="string" calcext:value-type="string">
            <text:p>勞動基準法第36條</text:p>
            <text:p>勞動基準法第39條</text:p>
          </table:table-cell>
          <table:table-cell office:value-type="string" calcext:value-type="string"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21365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萬安保全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  <text:p>勞動基準法第38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  <text:p>˙未依規定給予勞工特別休假</text:p>
          </table:table-cell>
          <table:table-cell office:value-type="string" calcext:value-type="string">
            <text:p>府授勞動字</text:p>
            <text:p>第1040125192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臺中市私立致o高級中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2267號</text:p>
          </table:table-cell>
          <table:table-cell office:value-type="string" calcext:value-type="string">
            <text:p>104年06月03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陳泰辰即甘棠茶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3240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詠基工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3457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南北通加油站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24393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唐孟輝即山多利電子遊戲場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1383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冠技工業股份有限公司</text:p>
          </table:table-cell>
          <table:table-cell office:value-type="string" calcext:value-type="string">
            <text:p>勞動基準法第38條</text:p>
            <text:p>勞動基準法第39條</text:p>
          </table:table-cell>
          <table:table-cell office:value-type="string" calcext:value-type="string"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24582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億勢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4593號</text:p>
          </table:table-cell>
          <table:table-cell office:value-type="string" calcext:value-type="string">
            <text:p>104年06月03日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和昌隆工業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3694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新竹物流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5677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京o國際有限公司</text:p>
          </table:table-cell>
          <table:table-cell office:value-type="string" calcext:value-type="string">
            <text:p>勞動基準法第22條</text:p>
            <text:p>勞動基準法第24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4047號</text:p>
          </table:table-cell>
          <table:table-cell office:value-type="string" calcext:value-type="string">
            <text:p>104年06月04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綠碁環境事業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21385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事務通文具百貨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1253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巨業交通股份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22227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超峰快遞股份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21666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佳得人力資源顧問股份有限公</text:p>
            <text:p>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26832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賴昭妹即雋永軒小吃店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1555號</text:p>
          </table:table-cell>
          <table:table-cell office:value-type="string" calcext:value-type="string">
            <text:p>104年06月04日</text:p>
          </table:table-cell>
          <table:table-cell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詹秀蘭即鑫技專業髮型工作室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1955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秀府塑膠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2391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墨力國際股份有限公司</text:p>
          </table:table-cell>
          <table:table-cell office:value-type="string" calcext:value-type="string">
            <text:p>勞動基準法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24605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嘉里大榮物流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1831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富王股份有限公司</text:p>
          </table:table-cell>
          <table:table-cell office:value-type="string" calcext:value-type="string">
            <text:p>勞動基準法第32條第2項</text:p>
            <text:p>勞動基準法第39條</text:p>
          </table:table-cell>
          <table:table-cell office:value-type="string" calcext:value-type="string">
            <text:p>˙延長勞工工時超過法令規定</text:p>
            <text:p>˙延長勞工工時超過法令規定</text:p>
          </table:table-cell>
          <table:table-cell office:value-type="string" calcext:value-type="string">
            <text:p>府授勞動字</text:p>
            <text:p>第1040127684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上鴻展業有限公司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˙未依規定留存勞工工資清冊</text:p>
          </table:table-cell>
          <table:table-cell office:value-type="string" calcext:value-type="string">
            <text:p>府授勞動字</text:p>
            <text:p>第1040126825號</text:p>
          </table:table-cell>
          <table:table-cell office:value-type="string" calcext:value-type="string">
            <text:p>104年06月05日</text:p>
          </table:table-cell>
          <table:table-cell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中鋼保全股份有限公司</text:p>
          </table:table-cell>
          <table:table-cell office:value-type="string" calcext:value-type="string">
            <text:p>勞動基準法第32條第2項</text:p>
            <text:p>勞動基準法第39條</text:p>
          </table:table-cell>
          <table:table-cell office:value-type="string" calcext:value-type="string"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24614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得嘉國際有限公司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˙未給予勞工工資達基本工資以上</text:p>
          </table:table-cell>
          <table:table-cell office:value-type="string" calcext:value-type="string">
            <text:p>府授勞動字</text:p>
            <text:p>第1040126735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張瑞麟即大同中醫醫院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8649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大千廣播電台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8614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威登旅館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6819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勝威交通企業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28814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佳o營造工程有限公司</text:p>
          </table:table-cell>
          <table:table-cell office:value-type="string" calcext:value-type="string">
            <text:p>勞動基準法第22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23248號</text:p>
          </table:table-cell>
          <table:table-cell office:value-type="string" calcext:value-type="string">
            <text:p>104年06月08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康林人力資源顧問股份有限公</text:p>
            <text:p>司</text:p>
          </table:table-cell>
          <table:table-cell office:value-type="string" calcext:value-type="string">
            <text:p>勞動基準法第36條</text:p>
            <text:p>勞動基準法第39條</text:p>
          </table:table-cell>
          <table:table-cell office:value-type="string" calcext:value-type="string"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27106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林園歌唱視聽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27774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漢忠醫院</text:p>
          </table:table-cell>
          <table:table-cell office:value-type="string" calcext:value-type="string">
            <text:p>勞動基準法第32條第2項</text:p>
            <text:p>勞動基準法第39條</text:p>
          </table:table-cell>
          <table:table-cell office:value-type="string" calcext:value-type="string"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27691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全航汽車客運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7868號</text:p>
          </table:table-cell>
          <table:table-cell office:value-type="string" calcext:value-type="string">
            <text:p>104年06月08日</text:p>
          </table:table-cell>
          <table:table-cell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中國醫藥大學附設醫院豐原分</text:p>
            <text:p>院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4610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陽天科技股份有限公司</text:p>
          </table:table-cell>
          <table:table-cell office:value-type="string" calcext:value-type="string">
            <text:p>勞動基準法第22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24595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台o中油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6798號</text:p>
          </table:table-cell>
          <table:table-cell office:value-type="string" calcext:value-type="string">
            <text:p>104年06月09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柯建成即金董商行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8911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財團法人天主教會台中教區附</text:p>
            <text:p>設台中私立慈愛智能發展中心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8811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拓程開發實業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7475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旱溪加油站有限公司</text:p>
          </table:table-cell>
          <table:table-cell office:value-type="string" calcext:value-type="string">
            <text:p>勞動基準法第22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29285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周建宏即宏欣茶行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9360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臺中快捷巴士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28041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友仁醫院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29416號</text:p>
          </table:table-cell>
          <table:table-cell office:value-type="string" calcext:value-type="string">
            <text:p>104年06月09日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鴻o實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9193號</text:p>
          </table:table-cell>
          <table:table-cell office:value-type="string" calcext:value-type="string">
            <text:p>104年06月09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健豪印刷事業股份有限公司</text:p>
          </table:table-cell>
          <table:table-cell office:value-type="string" calcext:value-type="string">
            <text:p>勞動基準法第70條</text:p>
          </table:table-cell>
          <table:table-cell office:value-type="string" calcext:value-type="string">
            <text:p>˙工作規則未依規定報核後公開揭示</text:p>
          </table:table-cell>
          <table:table-cell office:value-type="string" calcext:value-type="string">
            <text:p>府授勞動字</text:p>
            <text:p>第1040128917號</text:p>
          </table:table-cell>
          <table:table-cell office:value-type="string" calcext:value-type="string">
            <text:p>104年06月10日</text:p>
          </table:table-cell>
          <table:table-cell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國產實業建設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28919號</text:p>
          </table:table-cell>
          <table:table-cell office:value-type="string" calcext:value-type="string">
            <text:p>104年06月10日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廣鐿工業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8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27808號</text:p>
          </table:table-cell>
          <table:table-cell office:value-type="string" calcext:value-type="string">
            <text:p>104年06月10日</text:p>
          </table:table-cell>
          <table:table-cell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string" calcext:value-type="string">
            <text:p>覓境股份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27761號</text:p>
          </table:table-cell>
          <table:table-cell office:value-type="string" calcext:value-type="string">
            <text:p>104年06月10日</text:p>
          </table:table-cell>
          <table:table-cell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王廷桂即葡京電子遊戲埸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2165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通豪大飯店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31148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青裕企業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1919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崇友實業股份有限公司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1279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鉅o工業有限公司</text:p>
          </table:table-cell>
          <table:table-cell office:value-type="string" calcext:value-type="string">
            <text:p>勞動基準法第2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休假日出勤工資</text:p>
          </table:table-cell>
          <table:table-cell office:value-type="string" calcext:value-type="string">
            <text:p>府授勞動字</text:p>
            <text:p>第1040131255號</text:p>
          </table:table-cell>
          <table:table-cell office:value-type="string" calcext:value-type="string">
            <text:p>104年06月11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裕力機械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1403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7">
          <table:table-cell office:value-type="float" office:value="80" calcext:value-type="float">
            <text:p>80</text:p>
          </table:table-cell>
          <table:table-cell office:value-type="string" calcext:value-type="string">
            <text:p>健o化學製藥股份有限公司</text:p>
          </table:table-cell>
          <table:table-cell office:value-type="string" calcext:value-type="string">
            <text:p>勞動基準法第24條</text:p>
            <text:p>勞動基準法第30條第5項</text:p>
            <text:p>勞動基準法第32條第2項</text:p>
          </table:table-cell>
          <table:table-cell office:value-type="string" calcext:value-type="string">
            <text:p>˙未依規定加給延長工時工資</text:p>
            <text:p>˙未置備勞工出勤紀錄</text:p>
            <text:p>˙延長勞工工時超過法令規定</text:p>
          </table:table-cell>
          <table:table-cell office:value-type="string" calcext:value-type="string">
            <text:p>府授勞動字</text:p>
            <text:p>第1040131354號</text:p>
          </table:table-cell>
          <table:table-cell office:value-type="string" calcext:value-type="string">
            <text:p>104年06月11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捷盟行銷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30349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台灣鄉村旅遊協會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1414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鎮南石油股份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31130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蔡榮雄即大成企業社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˙未依法給付職業災害工資補償、必要醫療費用補</text:p>
            <text:p>償及罹災勞工遺屬職業災害補償</text:p>
          </table:table-cell>
          <table:table-cell office:value-type="string" calcext:value-type="string">
            <text:p>府授勞動字</text:p>
            <text:p>第1040130352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string" calcext:value-type="string">
            <text:p>林惠敏即花茶大師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1686號</text:p>
          </table:table-cell>
          <table:table-cell office:value-type="string" calcext:value-type="string">
            <text:p>104年06月11日</text:p>
          </table:table-cell>
          <table:table-cell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建發加油站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30387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7">
          <table:table-cell office:value-type="float" office:value="87" calcext:value-type="float">
            <text:p>87</text:p>
          </table:table-cell>
          <table:table-cell office:value-type="string" calcext:value-type="string">
            <text:p>玉淞實業有限公司</text:p>
          </table:table-cell>
          <table:table-cell office:value-type="string" calcext:value-type="string">
            <text:p>勞動基準法第24條</text:p>
            <text:p>勞動基準法第30條第5項</text:p>
            <text:p>勞動基準法第32條第2項</text:p>
          </table:table-cell>
          <table:table-cell office:value-type="string" calcext:value-type="string">
            <text:p>˙未依規定加給延長工時工資</text:p>
            <text:p>˙未置備勞工出勤紀錄</text:p>
            <text:p>˙延長勞工工時超過法令規定</text:p>
          </table:table-cell>
          <table:table-cell office:value-type="string" calcext:value-type="string">
            <text:p>府授勞動字</text:p>
            <text:p>第1040130458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思維環境科技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2647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東錡加油站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3247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7">
          <table:table-cell office:value-type="float" office:value="90" calcext:value-type="float">
            <text:p>90</text:p>
          </table:table-cell>
          <table:table-cell office:value-type="string" calcext:value-type="string">
            <text:p>薇米精品商旅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1401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大台中公寓大廈管理維護有限</text:p>
            <text:p>公司</text:p>
          </table:table-cell>
          <table:table-cell office:value-type="string" calcext:value-type="string">
            <text:p>勞動基準法第30條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1405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黃意如即愛得華電腦資訊社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1427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7">
          <table:table-cell office:value-type="float" office:value="93" calcext:value-type="float">
            <text:p>93</text:p>
          </table:table-cell>
          <table:table-cell office:value-type="string" calcext:value-type="string">
            <text:p>台灣慧穎機械工業股份有限公</text:p>
            <text:p>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1731號</text:p>
          </table:table-cell>
          <table:table-cell office:value-type="string" calcext:value-type="string">
            <text:p>104年06月12日</text:p>
          </table:table-cell>
          <table:table-cell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玉記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1962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95" calcext:value-type="float">
            <text:p>95</text:p>
          </table:table-cell>
          <table:table-cell office:value-type="string" calcext:value-type="string">
            <text:p>年豐棧企業股份有限公司</text:p>
          </table:table-cell>
          <table:table-cell office:value-type="string" calcext:value-type="string">
            <text:p>勞動基準法第22條</text:p>
            <text:p>勞動基準法第第39條</text:p>
          </table:table-cell>
          <table:table-cell office:value-type="string" calcext:value-type="string"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32497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中華聯網寬頻股份有限公司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2481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台o順豐速運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32488號</text:p>
          </table:table-cell>
          <table:table-cell office:value-type="string" calcext:value-type="string">
            <text:p>104年06月15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胡伊晴即里明冷飲店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32884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薛o琪即台中市私立楊o修國語</text:p>
            <text:p>文短期補習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2198號</text:p>
          </table:table-cell>
          <table:table-cell office:value-type="string" calcext:value-type="string">
            <text:p>104年06月15日</text:p>
          </table:table-cell>
          <table:table-cell office:value-type="string" calcext:value-type="string">
            <text:p>行政救濟中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新驛商務股份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28918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7">
          <table:table-cell office:value-type="float" office:value="101" calcext:value-type="float">
            <text:p>101</text:p>
          </table:table-cell>
          <table:table-cell office:value-type="string" calcext:value-type="string">
            <text:p>生展生鮮蔬果股份有限公司</text:p>
          </table:table-cell>
          <table:table-cell office:value-type="string" calcext:value-type="string">
            <text:p>勞動基準法第22條第2項</text:p>
            <text:p>勞動基準法第36條</text:p>
            <text:p>勞動基準法第39條</text:p>
          </table:table-cell>
          <table:table-cell office:value-type="string" calcext:value-type="string">
            <text:p>˙工資未全額直接給付勞工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2501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藍準精密工業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2425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金沅興興業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1834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加麒工業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使勞工於休假日出勤未依規定加倍發給工資</text:p>
          </table:table-cell>
          <table:table-cell office:value-type="string" calcext:value-type="string">
            <text:p>府授勞動字</text:p>
            <text:p>第1040128921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醫療財團法人台o血液基金會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32355號</text:p>
          </table:table-cell>
          <table:table-cell office:value-type="string" calcext:value-type="string">
            <text:p>104年06月15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陳立德即聯合中醫醫院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28920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鋼瑞企業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2609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台灣保全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1282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順式高分子股份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32650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110" calcext:value-type="float">
            <text:p>110</text:p>
          </table:table-cell>
          <table:table-cell office:value-type="string" calcext:value-type="string">
            <text:p>陳o鈴即東o科技企業社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29446號</text:p>
          </table:table-cell>
          <table:table-cell office:value-type="string" calcext:value-type="string">
            <text:p>104年06月15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源興精密工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1429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頎茂光電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1605號</text:p>
          </table:table-cell>
          <table:table-cell office:value-type="string" calcext:value-type="string">
            <text:p>104年06月15日</text:p>
          </table:table-cell>
          <table:table-cell/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鄭明炫即長益商行</text:p>
          </table:table-cell>
          <table:table-cell office:value-type="string" calcext:value-type="string">
            <text:p>勞動基準法第21條第1項</text:p>
            <text:p>勞動基準法第30條第5項</text:p>
          </table:table-cell>
          <table:table-cell office:value-type="string" calcext:value-type="string">
            <text:p>˙未給予勞工工資達基本工資以上</text:p>
            <text:p>˙未置備勞工出勤紀錄</text:p>
          </table:table-cell>
          <table:table-cell office:value-type="string" calcext:value-type="string">
            <text:p>府授勞動字</text:p>
            <text:p>第1040133405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威龍保全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32486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好o達衛星科技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2490號</text:p>
          </table:table-cell>
          <table:table-cell office:value-type="string" calcext:value-type="string">
            <text:p>104年06月16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矽品精密工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3367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陳懿翔即鯊魚咬土司專賣店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35990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東谷旅遊事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3416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7">
          <table:table-cell office:value-type="float" office:value="119" calcext:value-type="float">
            <text:p>119</text:p>
          </table:table-cell>
          <table:table-cell office:value-type="string" calcext:value-type="string">
            <text:p>振嘉事業股份有限公司</text:p>
          </table:table-cell>
          <table:table-cell office:value-type="string" calcext:value-type="string">
            <text:p>勞動基準法第32條第2項</text:p>
            <text:p>勞動基準法第36條</text:p>
            <text:p>勞動基準法第39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2352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珈丞不動產開發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2401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7">
          <table:table-cell office:value-type="float" office:value="121" calcext:value-type="float">
            <text:p>121</text:p>
          </table:table-cell>
          <table:table-cell office:value-type="string" calcext:value-type="string">
            <text:p>紅櫻花食品股份有限公司</text:p>
          </table:table-cell>
          <table:table-cell office:value-type="string" calcext:value-type="string">
            <text:p>勞動基準法第21條第1項</text:p>
            <text:p>勞動基準法第24條</text:p>
            <text:p>勞動基準法第39條</text:p>
          </table:table-cell>
          <table:table-cell office:value-type="string" calcext:value-type="string">
            <text:p>˙未給予勞工工資達基本工資以上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3326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巨岦工業股份有限公司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˙未依規定給予勞工特別休假</text:p>
          </table:table-cell>
          <table:table-cell office:value-type="string" calcext:value-type="string">
            <text:p>府授勞動字</text:p>
            <text:p>第1040133370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羅馬假期汽車旅館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2462號</text:p>
          </table:table-cell>
          <table:table-cell office:value-type="string" calcext:value-type="string">
            <text:p>104年06月16日</text:p>
          </table:table-cell>
          <table:table-cell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來運交通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4464號</text:p>
          </table:table-cell>
          <table:table-cell office:value-type="string" calcext:value-type="string">
            <text:p>104年06月17日</text:p>
          </table:table-cell>
          <table:table-cell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明選企業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3361號</text:p>
          </table:table-cell>
          <table:table-cell office:value-type="string" calcext:value-type="string">
            <text:p>104年06月17日</text:p>
          </table:table-cell>
          <table:table-cell/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陳承志即錢進商行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33562號</text:p>
          </table:table-cell>
          <table:table-cell office:value-type="string" calcext:value-type="string">
            <text:p>104年06月17日</text:p>
          </table:table-cell>
          <table:table-cell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桑緹亞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4323號</text:p>
          </table:table-cell>
          <table:table-cell office:value-type="string" calcext:value-type="string">
            <text:p>104年06月17日</text:p>
          </table:table-cell>
          <table:table-cell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林弘本即明星電子遊戲場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1963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string" calcext:value-type="string">
            <text:p>捷欣企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1833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string" calcext:value-type="string">
            <text:p>展新業工業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3415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中台灣客運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2449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富達環宇國際開發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5683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string" calcext:value-type="string">
            <text:p>富而康電機科技有限公司</text:p>
          </table:table-cell>
          <table:table-cell office:value-type="string" calcext:value-type="string">
            <text:p>勞動基準法第30條第5項</text:p>
            <text:p>勞動基準法第59條第2款</text:p>
          </table:table-cell>
          <table:table-cell office:value-type="string" calcext:value-type="string">
            <text:p>˙未置備勞工出勤紀錄</text:p>
            <text:p>˙未依法給付職業災害工資補償</text:p>
          </table:table-cell>
          <table:table-cell office:value-type="string" calcext:value-type="string">
            <text:p>府授勞動字</text:p>
            <text:p>第1040131757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6">
          <table:table-cell office:value-type="float" office:value="134" calcext:value-type="float">
            <text:p>134</text:p>
          </table:table-cell>
          <table:table-cell office:value-type="string" calcext:value-type="string">
            <text:p>馬o斯社區管理委員會</text:p>
          </table:table-cell>
          <table:table-cell office:value-type="string" calcext:value-type="string">
            <text:p>勞動基準法第16條</text:p>
            <text:p>勞動基準法第39條</text:p>
          </table:table-cell>
          <table:table-cell office:value-type="string" calcext:value-type="string">
            <text:p>˙未依規定給付勞工預告期間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6191號</text:p>
          </table:table-cell>
          <table:table-cell office:value-type="string" calcext:value-type="string">
            <text:p>104年06月18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135" calcext:value-type="float">
            <text:p>135</text:p>
          </table:table-cell>
          <table:table-cell office:value-type="string" calcext:value-type="string">
            <text:p>太安可服飾事業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6742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6">
          <table:table-cell office:value-type="float" office:value="136" calcext:value-type="float">
            <text:p>136</text:p>
          </table:table-cell>
          <table:table-cell office:value-type="string" calcext:value-type="string">
            <text:p>籃清泉即邑達企業行</text:p>
          </table:table-cell>
          <table:table-cell office:value-type="string" calcext:value-type="string">
            <text:p>勞動基準法第21條</text:p>
            <text:p>勞動基準法第24條</text:p>
          </table:table-cell>
          <table:table-cell office:value-type="string" calcext:value-type="string">
            <text:p>˙未給予勞工工資達基本工資以上</text:p>
            <text:p>˙未依規定加給延長工時工資</text:p>
          </table:table-cell>
          <table:table-cell office:value-type="string" calcext:value-type="string">
            <text:p>府授勞動字</text:p>
            <text:p>第1040136777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7">
          <table:table-cell office:value-type="float" office:value="137" calcext:value-type="float">
            <text:p>137</text:p>
          </table:table-cell>
          <table:table-cell office:value-type="string" calcext:value-type="string">
            <text:p>慶霖開發股份有限公司</text:p>
          </table:table-cell>
          <table:table-cell office:value-type="string" calcext:value-type="string">
            <text:p>勞動基準法第16條</text:p>
            <text:p>勞動基準法第22條第2項</text:p>
            <text:p>勞動基準法第30條第5項</text:p>
          </table:table-cell>
          <table:table-cell office:value-type="string" calcext:value-type="string">
            <text:p>˙未依規定給付勞工預告期間工資</text:p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31574號</text:p>
          </table:table-cell>
          <table:table-cell office:value-type="string" calcext:value-type="string">
            <text:p>104年06月18日</text:p>
          </table:table-cell>
          <table:table-cell/>
        </table:table-row>
        <table:table-row table:style-name="ro6">
          <table:table-cell office:value-type="float" office:value="138" calcext:value-type="float">
            <text:p>138</text:p>
          </table:table-cell>
          <table:table-cell office:value-type="string" calcext:value-type="string">
            <text:p>玉峰美術印刷企業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3410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中鎮科技股份有限公司</text:p>
          </table:table-cell>
          <table:table-cell office:value-type="string" calcext:value-type="string">
            <text:p>勞動基準法第70條</text:p>
          </table:table-cell>
          <table:table-cell office:value-type="string" calcext:value-type="string">
            <text:p>˙工作規則未依規定報核並公開揭示</text:p>
          </table:table-cell>
          <table:table-cell office:value-type="string" calcext:value-type="string">
            <text:p>府授勞動字</text:p>
            <text:p>第1040133484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7">
          <table:table-cell office:value-type="float" office:value="140" calcext:value-type="float">
            <text:p>140</text:p>
          </table:table-cell>
          <table:table-cell office:value-type="string" calcext:value-type="string">
            <text:p>杜o風情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5556號</text:p>
          </table:table-cell>
          <table:table-cell office:value-type="string" calcext:value-type="string">
            <text:p>104年06月22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大源交通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3434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暵記實業有限公司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˙未給予勞工工資達基本工資以上</text:p>
          </table:table-cell>
          <table:table-cell office:value-type="string" calcext:value-type="string">
            <text:p>府授勞動字</text:p>
            <text:p>第1040133419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同協製帽工廠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3435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維爾品牌整合行銷設計有限公</text:p>
            <text:p>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5629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string" calcext:value-type="string">
            <text:p>陳思嫄(即私立全威珠心算美</text:p>
            <text:p>語會話短期補習班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7324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7">
          <table:table-cell office:value-type="float" office:value="146" calcext:value-type="float">
            <text:p>146</text:p>
          </table:table-cell>
          <table:table-cell office:value-type="string" calcext:value-type="string">
            <text:p>晶品大飯店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3145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德商風電能源技術服務有限公</text:p>
            <text:p>司台灣分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7248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8" calcext:value-type="float">
            <text:p>148</text:p>
          </table:table-cell>
          <table:table-cell office:value-type="string" calcext:value-type="string">
            <text:p>全葉工程顧問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37354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49" calcext:value-type="float">
            <text:p>149</text:p>
          </table:table-cell>
          <table:table-cell office:value-type="string" calcext:value-type="string">
            <text:p>師說國際事業有限公司</text:p>
          </table:table-cell>
          <table:table-cell office:value-type="string" calcext:value-type="string">
            <text:p>勞動基準法第27條</text:p>
          </table:table-cell>
          <table:table-cell office:value-type="string" calcext:value-type="string">
            <text:p>˙未依本府限期給付勞工工資</text:p>
          </table:table-cell>
          <table:table-cell office:value-type="string" calcext:value-type="string">
            <text:p>府授勞動字</text:p>
            <text:p>第1040138044號</text:p>
          </table:table-cell>
          <table:table-cell office:value-type="string" calcext:value-type="string">
            <text:p>104年06月22日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洋基通運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4362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5">
          <table:table-cell office:value-type="float" office:value="151" calcext:value-type="float">
            <text:p>151</text:p>
          </table:table-cell>
          <table:table-cell office:value-type="string" calcext:value-type="string">
            <text:p>富比世保全股份有限公司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4363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6">
          <table:table-cell office:value-type="float" office:value="152" calcext:value-type="float">
            <text:p>152</text:p>
          </table:table-cell>
          <table:table-cell office:value-type="string" calcext:value-type="string">
            <text:p>大智加油站股份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4332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任誠實業股份有限公司</text:p>
          </table:table-cell>
          <table:table-cell office:value-type="string" calcext:value-type="string">
            <text:p>勞動基準法第21條第1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給予勞工工資達基本工資以上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4333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台灣酒國開發有限公司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˙未給予勞工工資達基本工資以上</text:p>
          </table:table-cell>
          <table:table-cell office:value-type="string" calcext:value-type="string">
            <text:p>府授勞動字</text:p>
            <text:p>第1040134325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阿拉丁視聽歌唱社有限公司</text:p>
          </table:table-cell>
          <table:table-cell office:value-type="string" calcext:value-type="string">
            <text:p>勞動基準法第21條第1項</text:p>
            <text:p>勞動基準法第22條第2項</text:p>
            <text:p>勞動基準法第24條</text:p>
            <text:p>勞動基準法第39條</text:p>
          </table:table-cell>
          <table:table-cell office:value-type="string" calcext:value-type="string">
            <text:p>˙未給予勞工工資達基本工資以上</text:p>
            <text:p>˙工資未全額直接給付勞工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4354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6">
          <table:table-cell office:value-type="float" office:value="156" calcext:value-type="float">
            <text:p>156</text:p>
          </table:table-cell>
          <table:table-cell office:value-type="string" calcext:value-type="string">
            <text:p>承源印刷股份有限公司</text:p>
          </table:table-cell>
          <table:table-cell office:value-type="string" calcext:value-type="string">
            <text:p>勞動基準法第38條</text:p>
            <text:p>勞動基準法第39條</text:p>
          </table:table-cell>
          <table:table-cell office:value-type="string" calcext:value-type="string"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34357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6">
          <table:table-cell office:value-type="float" office:value="157" calcext:value-type="float">
            <text:p>157</text:p>
          </table:table-cell>
          <table:table-cell office:value-type="string" calcext:value-type="string">
            <text:p>陳潔即榮耀豆花</text:p>
          </table:table-cell>
          <table:table-cell office:value-type="string" calcext:value-type="string">
            <text:p>勞動基準法第22條第2項</text:p>
            <text:p>勞動基準法第23條第2項</text:p>
          </table:table-cell>
          <table:table-cell office:value-type="string" calcext:value-type="string">
            <text:p>˙工資未全額直接給付勞工</text:p>
            <text:p>˙未置備勞工工資清冊</text:p>
          </table:table-cell>
          <table:table-cell office:value-type="string" calcext:value-type="string">
            <text:p>府授勞動字</text:p>
            <text:p>第1040134359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春天溫泉泡湯旅館</text:p>
          </table:table-cell>
          <table:table-cell office:value-type="string" calcext:value-type="string">
            <text:p>勞動基準法第22條第2項</text:p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7829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5">
          <table:table-cell office:value-type="float" office:value="159" calcext:value-type="float">
            <text:p>159</text:p>
          </table:table-cell>
          <table:table-cell office:value-type="string" calcext:value-type="string">
            <text:p>琦o國際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8283號</text:p>
          </table:table-cell>
          <table:table-cell office:value-type="string" calcext:value-type="string">
            <text:p>104年06月23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160" calcext:value-type="float">
            <text:p>160</text:p>
          </table:table-cell>
          <table:table-cell office:value-type="string" calcext:value-type="string">
            <text:p>陳鄂紅柑即陳石城肉舖店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依規定置備勞工出勤紀錄表</text:p>
          </table:table-cell>
          <table:table-cell office:value-type="string" calcext:value-type="string">
            <text:p>府授勞動字</text:p>
            <text:p>第1040138207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string" calcext:value-type="string">
            <text:p>群o精密工業股份有限公司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7705號</text:p>
          </table:table-cell>
          <table:table-cell office:value-type="string" calcext:value-type="string">
            <text:p>104年06月23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鑫研盛精密工業股份有限公司</text:p>
          </table:table-cell>
          <table:table-cell office:value-type="string" calcext:value-type="string">
            <text:p>勞動基準法第32條第2條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7731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6">
          <table:table-cell office:value-type="float" office:value="163" calcext:value-type="float">
            <text:p>163</text:p>
          </table:table-cell>
          <table:table-cell office:value-type="string" calcext:value-type="string">
            <text:p>貝里爾咖啡蛋糕烘焙坊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38734號</text:p>
          </table:table-cell>
          <table:table-cell office:value-type="string" calcext:value-type="string">
            <text:p>104年06月23日</text:p>
          </table:table-cell>
          <table:table-cell/>
        </table:table-row>
        <table:table-row table:style-name="ro6">
          <table:table-cell office:value-type="float" office:value="164" calcext:value-type="float">
            <text:p>164</text:p>
          </table:table-cell>
          <table:table-cell office:value-type="string" calcext:value-type="string">
            <text:p>張彤緁即紜綻美妍坊</text:p>
          </table:table-cell>
          <table:table-cell office:value-type="string" calcext:value-type="string">
            <text:p>勞動基準法第22條第2項</text:p>
            <text:p>勞動基準法第23條第1項</text:p>
          </table:table-cell>
          <table:table-cell office:value-type="string" calcext:value-type="string">
            <text:p>˙工資未全額直接給付勞工</text:p>
            <text:p>˙未依約定時間給付勞工工資</text:p>
          </table:table-cell>
          <table:table-cell office:value-type="string" calcext:value-type="string">
            <text:p>府授勞動字</text:p>
            <text:p>第1040135862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65" calcext:value-type="float">
            <text:p>165</text:p>
          </table:table-cell>
          <table:table-cell office:value-type="string" calcext:value-type="string">
            <text:p>正佑股份有限公司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35923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萬益食品企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5681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台灣百度人力資源管理顧問有</text:p>
            <text:p>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使勞工於休假日出勤未依規定加倍發給工資</text:p>
          </table:table-cell>
          <table:table-cell office:value-type="string" calcext:value-type="string">
            <text:p>府授勞動字</text:p>
            <text:p>第1040135689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7">
          <table:table-cell office:value-type="float" office:value="168" calcext:value-type="float">
            <text:p>168</text:p>
          </table:table-cell>
          <table:table-cell office:value-type="string" calcext:value-type="string">
            <text:p>宏福保全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5687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69" calcext:value-type="float">
            <text:p>169</text:p>
          </table:table-cell>
          <table:table-cell office:value-type="string" calcext:value-type="string">
            <text:p>高o芳即美o工作室</text:p>
          </table:table-cell>
          <table:table-cell office:value-type="string" calcext:value-type="string">
            <text:p>勞動基準法第21條第1項</text:p>
            <text:p>勞動基準法第22條第2項</text:p>
          </table:table-cell>
          <table:table-cell office:value-type="string" calcext:value-type="string">
            <text:p>˙未給予勞工工資達基本工資以上</text:p>
            <text:p>˙工資未全額直接給付勞工</text:p>
          </table:table-cell>
          <table:table-cell office:value-type="string" calcext:value-type="string">
            <text:p>府授勞動字</text:p>
            <text:p>第1040139429號</text:p>
          </table:table-cell>
          <table:table-cell office:value-type="string" calcext:value-type="string">
            <text:p>104年06月24日</text:p>
          </table:table-cell>
          <table:table-cell office:value-type="string" calcext:value-type="string">
            <text:p>行政救濟中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洪翠瑩即啾摩茶行</text:p>
          </table:table-cell>
          <table:table-cell office:value-type="string" calcext:value-type="string">
            <text:p>勞動基準法第21條第1項</text:p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給予勞工工資達基本工資以上</text:p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39117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曾增堯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9243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全航汽車客運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7129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73" calcext:value-type="float">
            <text:p>173</text:p>
          </table:table-cell>
          <table:table-cell office:value-type="string" calcext:value-type="string">
            <text:p>廣通國際開發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40292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74" calcext:value-type="float">
            <text:p>174</text:p>
          </table:table-cell>
          <table:table-cell office:value-type="string" calcext:value-type="string">
            <text:p>台大丰實業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40317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75" calcext:value-type="float">
            <text:p>175</text:p>
          </table:table-cell>
          <table:table-cell office:value-type="string" calcext:value-type="string">
            <text:p>嘉豐海洋國際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5688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76" calcext:value-type="float">
            <text:p>176</text:p>
          </table:table-cell>
          <table:table-cell office:value-type="string" calcext:value-type="string">
            <text:p>新o運輸倉儲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40266號</text:p>
          </table:table-cell>
          <table:table-cell office:value-type="string" calcext:value-type="string">
            <text:p>104年06月24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賀華實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0305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78" calcext:value-type="float">
            <text:p>178</text:p>
          </table:table-cell>
          <table:table-cell office:value-type="string" calcext:value-type="string">
            <text:p>盛鈺精機有限公司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40194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79" calcext:value-type="float">
            <text:p>179</text:p>
          </table:table-cell>
          <table:table-cell office:value-type="string" calcext:value-type="string">
            <text:p>李德堅(即優巴士汽車美容行)</text:p>
          </table:table-cell>
          <table:table-cell office:value-type="string" calcext:value-type="string">
            <text:p>勞動基準法第30條第5項</text:p>
            <text:p>勞動基準法第38條</text:p>
          </table:table-cell>
          <table:table-cell office:value-type="string" calcext:value-type="string">
            <text:p>˙未置備勞工出勤紀錄</text:p>
            <text:p>˙未依規定給予勞工特別休假</text:p>
          </table:table-cell>
          <table:table-cell office:value-type="string" calcext:value-type="string">
            <text:p>府授勞動字</text:p>
            <text:p>第1040140233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80" calcext:value-type="float">
            <text:p>180</text:p>
          </table:table-cell>
          <table:table-cell office:value-type="string" calcext:value-type="string">
            <text:p>德川機械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40480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5">
          <table:table-cell office:value-type="float" office:value="181" calcext:value-type="float">
            <text:p>181</text:p>
          </table:table-cell>
          <table:table-cell office:value-type="string" calcext:value-type="string">
            <text:p>鈺o企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7827號</text:p>
          </table:table-cell>
          <table:table-cell office:value-type="string" calcext:value-type="string">
            <text:p>104年06月24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82" calcext:value-type="float">
            <text:p>182</text:p>
          </table:table-cell>
          <table:table-cell office:value-type="string" calcext:value-type="string">
            <text:p>雙星興業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7828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83" calcext:value-type="float">
            <text:p>183</text:p>
          </table:table-cell>
          <table:table-cell office:value-type="string" calcext:value-type="string">
            <text:p>伯克錸公寓大廈管理維護股份</text:p>
            <text:p>有限公司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37825號</text:p>
          </table:table-cell>
          <table:table-cell office:value-type="string" calcext:value-type="string">
            <text:p>104年06月24日</text:p>
          </table:table-cell>
          <table:table-cell/>
        </table:table-row>
        <table:table-row table:style-name="ro6">
          <table:table-cell office:value-type="float" office:value="184" calcext:value-type="float">
            <text:p>184</text:p>
          </table:table-cell>
          <table:table-cell office:value-type="string" calcext:value-type="string">
            <text:p>廣強食品有限公司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36093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85" calcext:value-type="float">
            <text:p>185</text:p>
          </table:table-cell>
          <table:table-cell office:value-type="string" calcext:value-type="string">
            <text:p>陳佳瑩(即鼎璽茶鋪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0572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86" calcext:value-type="float">
            <text:p>186</text:p>
          </table:table-cell>
          <table:table-cell office:value-type="string" calcext:value-type="string">
            <text:p>環久國際開發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1218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7">
          <table:table-cell office:value-type="float" office:value="187" calcext:value-type="float">
            <text:p>187</text:p>
          </table:table-cell>
          <table:table-cell office:value-type="string" calcext:value-type="string">
            <text:p>友秀實業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6798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88" calcext:value-type="float">
            <text:p>188</text:p>
          </table:table-cell>
          <table:table-cell office:value-type="string" calcext:value-type="string">
            <text:p>后豐商務會館股份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41368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鼎煜企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1768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漢民科技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36808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6">
          <table:table-cell office:value-type="float" office:value="191" calcext:value-type="float">
            <text:p>191</text:p>
          </table:table-cell>
          <table:table-cell office:value-type="string" calcext:value-type="string">
            <text:p>香o兒有限公司</text:p>
          </table:table-cell>
          <table:table-cell office:value-type="string" calcext:value-type="string">
            <text:p>勞動基準法第2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休假日出勤工資</text:p>
          </table:table-cell>
          <table:table-cell office:value-type="string" calcext:value-type="string">
            <text:p>府授勞動字</text:p>
            <text:p>第1040141327號</text:p>
          </table:table-cell>
          <table:table-cell office:value-type="string" calcext:value-type="string">
            <text:p>104年06月25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192" calcext:value-type="float">
            <text:p>192</text:p>
          </table:table-cell>
          <table:table-cell office:value-type="string" calcext:value-type="string">
            <text:p>精饌股份有限公司</text:p>
          </table:table-cell>
          <table:table-cell office:value-type="string" calcext:value-type="string">
            <text:p>勞動基準法第16條</text:p>
            <text:p>勞動基準法第30條第5項</text:p>
          </table:table-cell>
          <table:table-cell office:value-type="string" calcext:value-type="string">
            <text:p>˙未依規定給付勞工預告期間工資</text:p>
            <text:p>˙未置備勞工出勤紀錄</text:p>
          </table:table-cell>
          <table:table-cell office:value-type="string" calcext:value-type="string">
            <text:p>府授勞動字</text:p>
            <text:p>第1040136803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3" calcext:value-type="float">
            <text:p>193</text:p>
          </table:table-cell>
          <table:table-cell office:value-type="string" calcext:value-type="string">
            <text:p>佶詮物業管理顧問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36929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6">
          <table:table-cell office:value-type="float" office:value="194" calcext:value-type="float">
            <text:p>194</text:p>
          </table:table-cell>
          <table:table-cell office:value-type="string" calcext:value-type="string">
            <text:p>信都電子科技股份有限公司</text:p>
          </table:table-cell>
          <table:table-cell office:value-type="string" calcext:value-type="string">
            <text:p>勞動基準法第24條</text:p>
            <text:p>勞動基準法第35條</text:p>
          </table:table-cell>
          <table:table-cell office:value-type="string" calcext:value-type="string">
            <text:p>˙未依規定加給延長工時工資</text:p>
            <text:p>˙使勞工繼續工作4小時未有30分鐘休息</text:p>
          </table:table-cell>
          <table:table-cell office:value-type="string" calcext:value-type="string">
            <text:p>府授勞動字</text:p>
            <text:p>第1040136800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5" calcext:value-type="float">
            <text:p>195</text:p>
          </table:table-cell>
          <table:table-cell office:value-type="string" calcext:value-type="string">
            <text:p>霧峰澄o醫院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37064號</text:p>
          </table:table-cell>
          <table:table-cell office:value-type="string" calcext:value-type="string">
            <text:p>104年06月25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196" calcext:value-type="float">
            <text:p>196</text:p>
          </table:table-cell>
          <table:table-cell office:value-type="string" calcext:value-type="string">
            <text:p>吉利通運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1305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新竹物流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6799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8" calcext:value-type="float">
            <text:p>198</text:p>
          </table:table-cell>
          <table:table-cell office:value-type="string" calcext:value-type="string">
            <text:p>喬領企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0357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史濟(即亞豪室內裝修工程行)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38227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string" calcext:value-type="string">
            <text:p>鼎洋工業社</text:p>
          </table:table-cell>
          <table:table-cell office:value-type="string" calcext:value-type="string">
            <text:p>勞動基準法第24條</text:p>
            <text:p>勞動基準法第38條</text:p>
          </table:table-cell>
          <table:table-cell office:value-type="string" calcext:value-type="string">
            <text:p>˙未依規定加給延長工時工資</text:p>
            <text:p>˙未依規定給予勞工特別休假</text:p>
          </table:table-cell>
          <table:table-cell office:value-type="string" calcext:value-type="string">
            <text:p>府授勞動字</text:p>
            <text:p>第1040141023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寶華商旅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7830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6">
          <table:table-cell office:value-type="float" office:value="202" calcext:value-type="float">
            <text:p>202</text:p>
          </table:table-cell>
          <table:table-cell office:value-type="string" calcext:value-type="string">
            <text:p>偉o企業股份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41131號</text:p>
          </table:table-cell>
          <table:table-cell office:value-type="string" calcext:value-type="string">
            <text:p>104年06月25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203" calcext:value-type="float">
            <text:p>203</text:p>
          </table:table-cell>
          <table:table-cell office:value-type="string" calcext:value-type="string">
            <text:p>高苑旅館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41050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蘇雅鈴即桔桔茶坊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37012號</text:p>
          </table:table-cell>
          <table:table-cell office:value-type="string" calcext:value-type="string">
            <text:p>104年06月25日</text:p>
          </table:table-cell>
          <table:table-cell/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string" calcext:value-type="string">
            <text:p>杜o瘦身美容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42122號</text:p>
          </table:table-cell>
          <table:table-cell office:value-type="string" calcext:value-type="string">
            <text:p>104年06月26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國際知客實業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42412號</text:p>
          </table:table-cell>
          <table:table-cell office:value-type="string" calcext:value-type="string">
            <text:p>104年06月26日</text:p>
          </table:table-cell>
          <table:table-cell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寰宇工具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38904號</text:p>
          </table:table-cell>
          <table:table-cell office:value-type="string" calcext:value-type="string">
            <text:p>104年06月29日</text:p>
          </table:table-cell>
          <table:table-cell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華o精品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41259號</text:p>
          </table:table-cell>
          <table:table-cell office:value-type="string" calcext:value-type="string">
            <text:p>104年06月29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209" calcext:value-type="float">
            <text:p>209</text:p>
          </table:table-cell>
          <table:table-cell office:value-type="string" calcext:value-type="string">
            <text:p>億o設計有限公司</text:p>
          </table:table-cell>
          <table:table-cell office:value-type="string" calcext:value-type="string">
            <text:p>勞動基準法第7條</text:p>
            <text:p>勞動基準法第23條第2項</text:p>
            <text:p>勞動基準法第30條第5項</text:p>
          </table:table-cell>
          <table:table-cell office:value-type="string" calcext:value-type="string">
            <text:p>˙未依規定置備勞工名卡</text:p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42272號</text:p>
          </table:table-cell>
          <table:table-cell office:value-type="string" calcext:value-type="string">
            <text:p>104年06月29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string" calcext:value-type="string">
            <text:p>宏全國際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42205號</text:p>
          </table:table-cell>
          <table:table-cell office:value-type="string" calcext:value-type="string">
            <text:p>104年06月29日</text:p>
          </table:table-cell>
          <table:table-cell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臺中護理之家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3306號</text:p>
          </table:table-cell>
          <table:table-cell office:value-type="string" calcext:value-type="string">
            <text:p>104年06月29日</text:p>
          </table:table-cell>
          <table:table-cell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葉文吉(即豐盛企業社)</text:p>
          </table:table-cell>
          <table:table-cell office:value-type="string" calcext:value-type="string">
            <text:p>勞動基準法第59條第2款</text:p>
          </table:table-cell>
          <table:table-cell office:value-type="string" calcext:value-type="string">
            <text:p>˙未依法給付職業災害工資補償</text:p>
          </table:table-cell>
          <table:table-cell office:value-type="string" calcext:value-type="string">
            <text:p>府授勞動字</text:p>
            <text:p>第1040143367號</text:p>
          </table:table-cell>
          <table:table-cell office:value-type="string" calcext:value-type="string">
            <text:p>104年06月29日</text:p>
          </table:table-cell>
          <table:table-cell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string" calcext:value-type="string">
            <text:p>金o通運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0657號</text:p>
          </table:table-cell>
          <table:table-cell office:value-type="string" calcext:value-type="string">
            <text:p>104年06月29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string" calcext:value-type="string">
            <text:p>簡歆珈(即客作茶鋪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3376號</text:p>
          </table:table-cell>
          <table:table-cell office:value-type="string" calcext:value-type="string">
            <text:p>104年06月29日</text:p>
          </table:table-cell>
          <table:table-cell/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萬大膠合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5116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欣雅客運股份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41483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忠興織造廠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2451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string" calcext:value-type="string">
            <text:p>錦寓有限公司</text:p>
          </table:table-cell>
          <table:table-cell office:value-type="string" calcext:value-type="string">
            <text:p>勞動基準法第22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45149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19" calcext:value-type="float">
            <text:p>219</text:p>
          </table:table-cell>
          <table:table-cell office:value-type="string" calcext:value-type="string">
            <text:p>志誠鑄造股份有限公司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˙未依規定留存勞工工資清冊</text:p>
          </table:table-cell>
          <table:table-cell office:value-type="string" calcext:value-type="string">
            <text:p>府授勞動字</text:p>
            <text:p>第1040142370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中連汽車貨運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42749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國雲保全股份有限公司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˙未依規定留存勞工工資清冊</text:p>
          </table:table-cell>
          <table:table-cell office:value-type="string" calcext:value-type="string">
            <text:p>府授勞動字</text:p>
            <text:p>第1040142458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22" calcext:value-type="float">
            <text:p>222</text:p>
          </table:table-cell>
          <table:table-cell office:value-type="string" calcext:value-type="string">
            <text:p>弘映藥局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3396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田奇弘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˙未依法給付職業災害工資補償</text:p>
          </table:table-cell>
          <table:table-cell office:value-type="string" calcext:value-type="string">
            <text:p>府授勞動字</text:p>
            <text:p>第1040140325號</text:p>
          </table:table-cell>
          <table:table-cell office:value-type="string" calcext:value-type="string">
            <text:p>104年06月30日</text:p>
          </table:table-cell>
          <table:table-cell/>
        </table:table-row>
        <table:table-row table:style-name="ro5">
          <table:table-cell office:value-type="float" office:value="224" calcext:value-type="float">
            <text:p>224</text:p>
          </table:table-cell>
          <table:table-cell office:value-type="string" calcext:value-type="string">
            <text:p>環球保全股份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42441號</text:p>
          </table:table-cell>
          <table:table-cell office:value-type="string" calcext:value-type="string">
            <text:p>104年07月01日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新德貿食品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8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依規定給予勞工特別休假</text:p>
          </table:table-cell>
          <table:table-cell office:value-type="string" calcext:value-type="string">
            <text:p>府授勞動字</text:p>
            <text:p>第1040141380號</text:p>
          </table:table-cell>
          <table:table-cell office:value-type="string" calcext:value-type="string">
            <text:p>104年07月01日</text:p>
          </table:table-cell>
          <table:table-cell/>
        </table:table-row>
        <table:table-row table:style-name="ro5">
          <table:table-cell office:value-type="float" office:value="226" calcext:value-type="float">
            <text:p>226</text:p>
          </table:table-cell>
          <table:table-cell office:value-type="string" calcext:value-type="string">
            <text:p>財團法人瑪利亞社會福利基金</text:p>
            <text:p>會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1375號</text:p>
          </table:table-cell>
          <table:table-cell office:value-type="string" calcext:value-type="string">
            <text:p>104年07月01日</text:p>
          </table:table-cell>
          <table:table-cell/>
        </table:table-row>
        <table:table-row table:style-name="ro5">
          <table:table-cell office:value-type="float" office:value="227" calcext:value-type="float">
            <text:p>227</text:p>
          </table:table-cell>
          <table:table-cell office:value-type="string" calcext:value-type="string">
            <text:p>大東樹脂化學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1383號</text:p>
          </table:table-cell>
          <table:table-cell office:value-type="string" calcext:value-type="string">
            <text:p>104年07月01日</text:p>
          </table:table-cell>
          <table:table-cell/>
        </table:table-row>
        <table:table-row table:style-name="ro5">
          <table:table-cell office:value-type="float" office:value="228" calcext:value-type="float">
            <text:p>228</text:p>
          </table:table-cell>
          <table:table-cell office:value-type="string" calcext:value-type="string">
            <text:p>娟妮斯手工香皂設計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6890號</text:p>
          </table:table-cell>
          <table:table-cell office:value-type="string" calcext:value-type="string">
            <text:p>104年07月02日</text:p>
          </table:table-cell>
          <table:table-cell/>
        </table:table-row>
        <table:table-row table:style-name="ro7">
          <table:table-cell office:value-type="float" office:value="229" calcext:value-type="float">
            <text:p>229</text:p>
          </table:table-cell>
          <table:table-cell office:value-type="string" calcext:value-type="string">
            <text:p>向上加油站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46910號</text:p>
          </table:table-cell>
          <table:table-cell office:value-type="string" calcext:value-type="string">
            <text:p>104年07月02日</text:p>
          </table:table-cell>
          <table:table-cell/>
        </table:table-row>
        <table:table-row table:style-name="ro5">
          <table:table-cell office:value-type="float" office:value="230" calcext:value-type="float">
            <text:p>230</text:p>
          </table:table-cell>
          <table:table-cell office:value-type="string" calcext:value-type="string">
            <text:p>詮田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46441號</text:p>
          </table:table-cell>
          <table:table-cell office:value-type="string" calcext:value-type="string">
            <text:p>104年07月02日</text:p>
          </table:table-cell>
          <table:table-cell/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花沐蘭精品旅館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47854號</text:p>
          </table:table-cell>
          <table:table-cell office:value-type="string" calcext:value-type="string">
            <text:p>104年07月02日</text:p>
          </table:table-cell>
          <table:table-cell/>
        </table:table-row>
        <table:table-row table:style-name="ro6">
          <table:table-cell office:value-type="float" office:value="232" calcext:value-type="float">
            <text:p>232</text:p>
          </table:table-cell>
          <table:table-cell office:value-type="string" calcext:value-type="string">
            <text:p>天心工業股份有限公司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47917號</text:p>
          </table:table-cell>
          <table:table-cell office:value-type="string" calcext:value-type="string">
            <text:p>104年07月02日</text:p>
          </table:table-cell>
          <table:table-cell/>
        </table:table-row>
        <table:table-row table:style-name="ro5">
          <table:table-cell office:value-type="float" office:value="233" calcext:value-type="float">
            <text:p>233</text:p>
          </table:table-cell>
          <table:table-cell office:value-type="string" calcext:value-type="string">
            <text:p>統聯汽車客運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未依規定加給延長工時工</text:p>
          </table:table-cell>
          <table:table-cell office:value-type="string" calcext:value-type="string">
            <text:p>府授勞動字</text:p>
            <text:p>第1040143511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6">
          <table:table-cell office:value-type="float" office:value="234" calcext:value-type="float">
            <text:p>234</text:p>
          </table:table-cell>
          <table:table-cell office:value-type="string" calcext:value-type="string">
            <text:p>香o兒旅館事業有限公司</text:p>
          </table:table-cell>
          <table:table-cell office:value-type="string" calcext:value-type="string">
            <text:p>勞動基準法第36條</text:p>
            <text:p>勞動基準法第39條</text:p>
          </table:table-cell>
          <table:table-cell office:value-type="string" calcext:value-type="string"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44167號</text:p>
          </table:table-cell>
          <table:table-cell office:value-type="string" calcext:value-type="string">
            <text:p>104年07月03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富荃工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8450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string" calcext:value-type="string">
            <text:p>凌家如即鈺善園護理之家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48193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6">
          <table:table-cell office:value-type="float" office:value="237" calcext:value-type="float">
            <text:p>237</text:p>
          </table:table-cell>
          <table:table-cell office:value-type="string" calcext:value-type="string">
            <text:p>侯佩嬅(即阿猴飲料店)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47970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6">
          <table:table-cell office:value-type="float" office:value="238" calcext:value-type="float">
            <text:p>238</text:p>
          </table:table-cell>
          <table:table-cell office:value-type="string" calcext:value-type="string">
            <text:p>精鍛機械股份有限公司</text:p>
          </table:table-cell>
          <table:table-cell office:value-type="string" calcext:value-type="string">
            <text:p>勞動基準法第32條第2項</text:p>
            <text:p>勞動基準法第38條</text:p>
          </table:table-cell>
          <table:table-cell office:value-type="string" calcext:value-type="string">
            <text:p>˙延長勞工工時超過法令規定</text:p>
            <text:p>˙未依規定給予勞工特別休假</text:p>
          </table:table-cell>
          <table:table-cell office:value-type="string" calcext:value-type="string">
            <text:p>府授勞動字</text:p>
            <text:p>第1040147920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佑o企業行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5789號</text:p>
          </table:table-cell>
          <table:table-cell office:value-type="string" calcext:value-type="string">
            <text:p>104年07月03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240" calcext:value-type="float">
            <text:p>240</text:p>
          </table:table-cell>
          <table:table-cell office:value-type="string" calcext:value-type="string">
            <text:p>龍鼎保險代理人股份有限公司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46262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忠港醫院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5523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萬得保國際有限公司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˙未依約定時間給付勞工工資</text:p>
          </table:table-cell>
          <table:table-cell office:value-type="string" calcext:value-type="string">
            <text:p>府授勞動字</text:p>
            <text:p>第1040143537號</text:p>
          </table:table-cell>
          <table:table-cell office:value-type="string" calcext:value-type="string">
            <text:p>104年07月03日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無o科技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8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46579號</text:p>
          </table:table-cell>
          <table:table-cell office:value-type="string" calcext:value-type="string">
            <text:p>104年07月03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244" calcext:value-type="float">
            <text:p>244</text:p>
          </table:table-cell>
          <table:table-cell office:value-type="string" calcext:value-type="string">
            <text:p>神o谷遊樂興業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46942號</text:p>
          </table:table-cell>
          <table:table-cell office:value-type="string" calcext:value-type="string">
            <text:p>104年07月06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245" calcext:value-type="float">
            <text:p>245</text:p>
          </table:table-cell>
          <table:table-cell office:value-type="string" calcext:value-type="string">
            <text:p>新中投企業有限公司</text:p>
          </table:table-cell>
          <table:table-cell office:value-type="string" calcext:value-type="string">
            <text:p>勞動基準法第24條</text:p>
            <text:p>勞動基準法第30條第5項</text:p>
            <text:p>勞動基準法第39條</text:p>
          </table:table-cell>
          <table:table-cell office:value-type="string" calcext:value-type="string">
            <text:p>˙未依規定加給延長工時工資</text:p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44601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趙燕伶即登豐飲料店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48906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47" calcext:value-type="float">
            <text:p>247</text:p>
          </table:table-cell>
          <table:table-cell office:value-type="string" calcext:value-type="string">
            <text:p>喜洋洋加油站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9004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48" calcext:value-type="float">
            <text:p>248</text:p>
          </table:table-cell>
          <table:table-cell office:value-type="string" calcext:value-type="string">
            <text:p>麗加園邸酒店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44590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7">
          <table:table-cell office:value-type="float" office:value="249" calcext:value-type="float">
            <text:p>249</text:p>
          </table:table-cell>
          <table:table-cell office:value-type="string" calcext:value-type="string">
            <text:p>精積國際股份有限公司</text:p>
          </table:table-cell>
          <table:table-cell office:value-type="string" calcext:value-type="string">
            <text:p>勞動基準法第16條</text:p>
            <text:p>勞動基準法第21條第2項</text:p>
            <text:p>勞動基準法第24條</text:p>
          </table:table-cell>
          <table:table-cell office:value-type="string" calcext:value-type="string">
            <text:p>˙未依規定給付勞工預告期間工資</text:p>
            <text:p>˙未給予勞工工資達基本工資以上</text:p>
            <text:p>˙未依規定加給延長工時工資</text:p>
          </table:table-cell>
          <table:table-cell office:value-type="string" calcext:value-type="string">
            <text:p>府授勞動字</text:p>
            <text:p>第1040144622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6">
          <table:table-cell office:value-type="float" office:value="250" calcext:value-type="float">
            <text:p>250</text:p>
          </table:table-cell>
          <table:table-cell office:value-type="string" calcext:value-type="string">
            <text:p>優質產後護理之家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使勞工於休假日出勤未依規定加倍發給工資</text:p>
          </table:table-cell>
          <table:table-cell office:value-type="string" calcext:value-type="string">
            <text:p>府授勞動字</text:p>
            <text:p>第1040144641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51" calcext:value-type="float">
            <text:p>251</text:p>
          </table:table-cell>
          <table:table-cell office:value-type="string" calcext:value-type="string">
            <text:p>台灣玻璃工業股份有限公司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48227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6">
          <table:table-cell office:value-type="float" office:value="252" calcext:value-type="float">
            <text:p>252</text:p>
          </table:table-cell>
          <table:table-cell office:value-type="string" calcext:value-type="string">
            <text:p>台o新蛋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43818號</text:p>
          </table:table-cell>
          <table:table-cell office:value-type="string" calcext:value-type="string">
            <text:p>104年07月06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253" calcext:value-type="float">
            <text:p>253</text:p>
          </table:table-cell>
          <table:table-cell office:value-type="string" calcext:value-type="string">
            <text:p>益宗精機股份有限公司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48325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54" calcext:value-type="float">
            <text:p>254</text:p>
          </table:table-cell>
          <table:table-cell office:value-type="string" calcext:value-type="string">
            <text:p>林東毅(即東誠牙醫診所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48359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劉麗玉(即惠忻飲料店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50093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string" calcext:value-type="string">
            <text:p>林進仡(即炬烽機車材料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9105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6">
          <table:table-cell office:value-type="float" office:value="257" calcext:value-type="float">
            <text:p>257</text:p>
          </table:table-cell>
          <table:table-cell office:value-type="string" calcext:value-type="string">
            <text:p>海學有股份有限公司</text:p>
          </table:table-cell>
          <table:table-cell office:value-type="string" calcext:value-type="string">
            <text:p>勞動基準法第30條第5項</text:p>
            <text:p>勞動基準法第39條</text:p>
          </table:table-cell>
          <table:table-cell office:value-type="string" calcext:value-type="string"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50099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6">
          <table:table-cell office:value-type="float" office:value="258" calcext:value-type="float">
            <text:p>258</text:p>
          </table:table-cell>
          <table:table-cell office:value-type="string" calcext:value-type="string">
            <text:p>吳仁富(即勝裕冷氣冷凍工程</text:p>
            <text:p>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7946號</text:p>
          </table:table-cell>
          <table:table-cell office:value-type="string" calcext:value-type="string">
            <text:p>104年07月06日</text:p>
          </table:table-cell>
          <table:table-cell/>
        </table:table-row>
        <table:table-row table:style-name="ro5">
          <table:table-cell office:value-type="float" office:value="259" calcext:value-type="float">
            <text:p>259</text:p>
          </table:table-cell>
          <table:table-cell office:value-type="string" calcext:value-type="string">
            <text:p>璽福棧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6084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6">
          <table:table-cell office:value-type="float" office:value="260" calcext:value-type="float">
            <text:p>260</text:p>
          </table:table-cell>
          <table:table-cell office:value-type="string" calcext:value-type="string">
            <text:p>雲井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47002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1" calcext:value-type="float">
            <text:p>261</text:p>
          </table:table-cell>
          <table:table-cell office:value-type="string" calcext:value-type="string">
            <text:p>虹邦公寓大廈管理維護股份有</text:p>
            <text:p>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48978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劉國樞(即崇豐水電工程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48912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6">
          <table:table-cell office:value-type="float" office:value="263" calcext:value-type="float">
            <text:p>263</text:p>
          </table:table-cell>
          <table:table-cell office:value-type="string" calcext:value-type="string">
            <text:p>李其明(即向上咖啡商行)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46103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4" calcext:value-type="float">
            <text:p>264</text:p>
          </table:table-cell>
          <table:table-cell office:value-type="string" calcext:value-type="string">
            <text:p>王水錦(即昆倫防災實業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51554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5" calcext:value-type="float">
            <text:p>265</text:p>
          </table:table-cell>
          <table:table-cell office:value-type="string" calcext:value-type="string">
            <text:p>豪霖工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6107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string" calcext:value-type="string">
            <text:p>台灣伊莎貝爾食品股份有限公</text:p>
            <text:p>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46005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6">
          <table:table-cell office:value-type="float" office:value="267" calcext:value-type="float">
            <text:p>267</text:p>
          </table:table-cell>
          <table:table-cell office:value-type="string" calcext:value-type="string">
            <text:p>蜜雪兒汽車旅館股份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48025號</text:p>
          </table:table-cell>
          <table:table-cell office:value-type="string" calcext:value-type="string">
            <text:p>104年07月07日</text:p>
          </table:table-cell>
          <table:table-cell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陳靜芳(即欣芯茶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˙未每7日中給予勞工1日之休息作為例假</text:p>
          </table:table-cell>
          <table:table-cell office:value-type="string" calcext:value-type="string">
            <text:p>府授勞動字</text:p>
            <text:p>第1040151110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7">
          <table:table-cell office:value-type="float" office:value="269" calcext:value-type="float">
            <text:p>269</text:p>
          </table:table-cell>
          <table:table-cell office:value-type="string" calcext:value-type="string">
            <text:p>協育股份有限公司</text:p>
          </table:table-cell>
          <table:table-cell office:value-type="string" calcext:value-type="string">
            <text:p>勞動基準法第24條</text:p>
            <text:p>勞動基準法第38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50893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7">
          <table:table-cell office:value-type="float" office:value="270" calcext:value-type="float">
            <text:p>270</text:p>
          </table:table-cell>
          <table:table-cell office:value-type="string" calcext:value-type="string">
            <text:p>三井工程股份有限公司</text:p>
          </table:table-cell>
          <table:table-cell office:value-type="string" calcext:value-type="string">
            <text:p>勞動基準法第30條第5項</text:p>
            <text:p>勞動基準法第32條第2項</text:p>
            <text:p>勞動基準法第39條</text:p>
          </table:table-cell>
          <table:table-cell office:value-type="string" calcext:value-type="string">
            <text:p>˙未置備勞工出勤紀錄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51002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7">
          <table:table-cell office:value-type="float" office:value="271" calcext:value-type="float">
            <text:p>271</text:p>
          </table:table-cell>
          <table:table-cell office:value-type="string" calcext:value-type="string">
            <text:p>合懋印刷股份有限公司</text:p>
          </table:table-cell>
          <table:table-cell office:value-type="string" calcext:value-type="string">
            <text:p>勞動基準法第22條第2項</text:p>
            <text:p>勞動基準法第30條第5項</text:p>
            <text:p>勞動基準法第32條第2項</text:p>
          </table:table-cell>
          <table:table-cell office:value-type="string" calcext:value-type="string">
            <text:p>˙工資未全額直接給付勞工</text:p>
            <text:p>˙未置備勞工出勤紀錄</text:p>
            <text:p>˙延長勞工工時超過法令規定</text:p>
          </table:table-cell>
          <table:table-cell office:value-type="string" calcext:value-type="string">
            <text:p>府授勞動字</text:p>
            <text:p>第1040151391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7">
          <table:table-cell office:value-type="float" office:value="272" calcext:value-type="float">
            <text:p>272</text:p>
          </table:table-cell>
          <table:table-cell office:value-type="string" calcext:value-type="string">
            <text:p>台中港路加油站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50890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3" calcext:value-type="float">
            <text:p>273</text:p>
          </table:table-cell>
          <table:table-cell office:value-type="string" calcext:value-type="string">
            <text:p>寶康行銷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7029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4" calcext:value-type="float">
            <text:p>274</text:p>
          </table:table-cell>
          <table:table-cell office:value-type="string" calcext:value-type="string">
            <text:p>展群營造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1489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5" calcext:value-type="float">
            <text:p>275</text:p>
          </table:table-cell>
          <table:table-cell office:value-type="string" calcext:value-type="string">
            <text:p>雅園新潮餐飲事業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51597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中交加油站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8937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7" calcext:value-type="float">
            <text:p>277</text:p>
          </table:table-cell>
          <table:table-cell office:value-type="string" calcext:value-type="string">
            <text:p>順輝金屬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51448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8" calcext:value-type="float">
            <text:p>278</text:p>
          </table:table-cell>
          <table:table-cell office:value-type="string" calcext:value-type="string">
            <text:p>承星生物科技股份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51596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79" calcext:value-type="float">
            <text:p>279</text:p>
          </table:table-cell>
          <table:table-cell office:value-type="string" calcext:value-type="string">
            <text:p>馮國臣(即安順商務旅館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49120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6">
          <table:table-cell office:value-type="float" office:value="280" calcext:value-type="float">
            <text:p>280</text:p>
          </table:table-cell>
          <table:table-cell office:value-type="string" calcext:value-type="string">
            <text:p>寰宇工具股份有限公司</text:p>
          </table:table-cell>
          <table:table-cell office:value-type="string" calcext:value-type="string">
            <text:p>勞動基準法第22條第2項</text:p>
            <text:p>勞動基準法第23條第1項</text:p>
          </table:table-cell>
          <table:table-cell office:value-type="string" calcext:value-type="string">
            <text:p>˙工資未全額直接給付勞工</text:p>
            <text:p>˙未依約定時間給付勞工工資</text:p>
          </table:table-cell>
          <table:table-cell office:value-type="string" calcext:value-type="string">
            <text:p>府授勞動字</text:p>
            <text:p>第1040149115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81" calcext:value-type="float">
            <text:p>281</text:p>
          </table:table-cell>
          <table:table-cell office:value-type="string" calcext:value-type="string">
            <text:p>日華金典國際酒店股份有限公</text:p>
            <text:p>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52423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82" calcext:value-type="float">
            <text:p>282</text:p>
          </table:table-cell>
          <table:table-cell office:value-type="string" calcext:value-type="string">
            <text:p>南山人壽保險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50228號</text:p>
          </table:table-cell>
          <table:table-cell office:value-type="string" calcext:value-type="string">
            <text:p>104年07月08日</text:p>
          </table:table-cell>
          <table:table-cell/>
        </table:table-row>
        <table:table-row table:style-name="ro5">
          <table:table-cell office:value-type="float" office:value="283" calcext:value-type="float">
            <text:p>283</text:p>
          </table:table-cell>
          <table:table-cell office:value-type="string" calcext:value-type="string">
            <text:p>亦佐實業有限公司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˙未給予勞工工資達基本工資以上</text:p>
          </table:table-cell>
          <table:table-cell office:value-type="string" calcext:value-type="string">
            <text:p>府授勞動字</text:p>
            <text:p>第1040152690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6">
          <table:table-cell office:value-type="float" office:value="284" calcext:value-type="float">
            <text:p>284</text:p>
          </table:table-cell>
          <table:table-cell office:value-type="string" calcext:value-type="string">
            <text:p>翔揚展業有限公司</text:p>
          </table:table-cell>
          <table:table-cell office:value-type="string" calcext:value-type="string">
            <text:p>勞動基準法第32條第2項</text:p>
            <text:p>勞動基準法第39條</text:p>
          </table:table-cell>
          <table:table-cell office:value-type="string" calcext:value-type="string"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38789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5">
          <table:table-cell office:value-type="float" office:value="285" calcext:value-type="float">
            <text:p>285</text:p>
          </table:table-cell>
          <table:table-cell office:value-type="string" calcext:value-type="string">
            <text:p>紅點文旅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53369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7">
          <table:table-cell office:value-type="float" office:value="286" calcext:value-type="float">
            <text:p>286</text:p>
          </table:table-cell>
          <table:table-cell office:value-type="string" calcext:value-type="string">
            <text:p>穆靜強(即台中品商務旅館)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51622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7">
          <table:table-cell office:value-type="float" office:value="287" calcext:value-type="float">
            <text:p>287</text:p>
          </table:table-cell>
          <table:table-cell office:value-type="string" calcext:value-type="string">
            <text:p>安捷服務有限公司</text:p>
          </table:table-cell>
          <table:table-cell office:value-type="string" calcext:value-type="string">
            <text:p>勞動基準法第30條第5項</text:p>
            <text:p>勞動基準法第24條</text:p>
            <text:p>勞動基準法第39條</text:p>
          </table:table-cell>
          <table:table-cell office:value-type="string" calcext:value-type="string">
            <text:p>˙未置備勞工出勤紀錄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53789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7">
          <table:table-cell office:value-type="float" office:value="288" calcext:value-type="float">
            <text:p>288</text:p>
          </table:table-cell>
          <table:table-cell office:value-type="string" calcext:value-type="string">
            <text:p>亞o蘭大汽車旅館</text:p>
          </table:table-cell>
          <table:table-cell office:value-type="string" calcext:value-type="string">
            <text:p>勞動基準法第21條第1項</text:p>
            <text:p>勞動基準法第36條</text:p>
            <text:p>勞動基準法第39條</text:p>
          </table:table-cell>
          <table:table-cell office:value-type="string" calcext:value-type="string">
            <text:p>˙未給予勞工工資達基本工資以上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51604號</text:p>
          </table:table-cell>
          <table:table-cell office:value-type="string" calcext:value-type="string">
            <text:p>104年07月09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289" calcext:value-type="float">
            <text:p>289</text:p>
          </table:table-cell>
          <table:table-cell office:value-type="string" calcext:value-type="string">
            <text:p>江皓洋(即喬治新興商行)</text:p>
          </table:table-cell>
          <table:table-cell office:value-type="string" calcext:value-type="string">
            <text:p>勞動基準法第36條</text:p>
            <text:p>勞動基準法第39條</text:p>
          </table:table-cell>
          <table:table-cell office:value-type="string" calcext:value-type="string">
            <text:p>˙未每7日中給予勞工1日之休息作為例假</text:p>
            <text:p>˙使勞工於休假日出勤未依規定加倍發給工資</text:p>
          </table:table-cell>
          <table:table-cell office:value-type="string" calcext:value-type="string">
            <text:p>府授勞動字</text:p>
            <text:p>第1040152553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亞太光電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1560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6">
          <table:table-cell office:value-type="float" office:value="291" calcext:value-type="float">
            <text:p>291</text:p>
          </table:table-cell>
          <table:table-cell office:value-type="string" calcext:value-type="string">
            <text:p>姚嬑如(即齊冠企業社)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52664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5">
          <table:table-cell office:value-type="float" office:value="292" calcext:value-type="float">
            <text:p>292</text:p>
          </table:table-cell>
          <table:table-cell office:value-type="string" calcext:value-type="string">
            <text:p>喫茶享樂事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2636號</text:p>
          </table:table-cell>
          <table:table-cell office:value-type="string" calcext:value-type="string">
            <text:p>104年07月09日</text:p>
          </table:table-cell>
          <table:table-cell/>
        </table:table-row>
        <table:table-row table:style-name="ro5">
          <table:table-cell office:value-type="float" office:value="293" calcext:value-type="float">
            <text:p>293</text:p>
          </table:table-cell>
          <table:table-cell office:value-type="string" calcext:value-type="string">
            <text:p>廣陞精密有限公司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˙未依規定給予勞工特別休假</text:p>
          </table:table-cell>
          <table:table-cell office:value-type="string" calcext:value-type="string">
            <text:p>府授勞動字</text:p>
            <text:p>第1040153376號</text:p>
          </table:table-cell>
          <table:table-cell office:value-type="string" calcext:value-type="string">
            <text:p>104年07月10日</text:p>
          </table:table-cell>
          <table:table-cell/>
        </table:table-row>
        <table:table-row table:style-name="ro5">
          <table:table-cell office:value-type="float" office:value="294" calcext:value-type="float">
            <text:p>294</text:p>
          </table:table-cell>
          <table:table-cell office:value-type="string" calcext:value-type="string">
            <text:p>鼎晨工程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2598號</text:p>
          </table:table-cell>
          <table:table-cell office:value-type="string" calcext:value-type="string">
            <text:p>104年07月10日</text:p>
          </table:table-cell>
          <table:table-cell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百納塑膠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1620號</text:p>
          </table:table-cell>
          <table:table-cell office:value-type="string" calcext:value-type="string">
            <text:p>104年07月10日</text:p>
          </table:table-cell>
          <table:table-cell/>
        </table:table-row>
        <table:table-row table:style-name="ro5">
          <table:table-cell office:value-type="float" office:value="296" calcext:value-type="float">
            <text:p>296</text:p>
          </table:table-cell>
          <table:table-cell office:value-type="string" calcext:value-type="string">
            <text:p>萬國人力仲介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53921號</text:p>
          </table:table-cell>
          <table:table-cell office:value-type="string" calcext:value-type="string">
            <text:p>104年07月13日</text:p>
          </table:table-cell>
          <table:table-cell/>
        </table:table-row>
        <table:table-row table:style-name="ro5">
          <table:table-cell office:value-type="float" office:value="297" calcext:value-type="float">
            <text:p>297</text:p>
          </table:table-cell>
          <table:table-cell office:value-type="string" calcext:value-type="string">
            <text:p>赤鬼國際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2635號</text:p>
          </table:table-cell>
          <table:table-cell office:value-type="string" calcext:value-type="string">
            <text:p>104年07月13日</text:p>
          </table:table-cell>
          <table:table-cell/>
        </table:table-row>
        <table:table-row table:style-name="ro5">
          <table:table-cell office:value-type="float" office:value="298" calcext:value-type="float">
            <text:p>298</text:p>
          </table:table-cell>
          <table:table-cell office:value-type="string" calcext:value-type="string">
            <text:p>名仕科技股份有限公司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˙未依規定給予勞工特別休假</text:p>
          </table:table-cell>
          <table:table-cell office:value-type="string" calcext:value-type="string">
            <text:p>府授勞動字</text:p>
            <text:p>第1040154212號</text:p>
          </table:table-cell>
          <table:table-cell office:value-type="string" calcext:value-type="string">
            <text:p>104年07月14日</text:p>
          </table:table-cell>
          <table:table-cell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永o機械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53867號</text:p>
          </table:table-cell>
          <table:table-cell office:value-type="string" calcext:value-type="string">
            <text:p>104年07月15日</text:p>
          </table:table-cell>
          <table:table-cell office:value-type="string" calcext:value-type="string">
            <text:p>行政救濟中</text:p>
          </table:table-cell>
        </table:table-row>
        <table:table-row table:style-name="ro9">
          <table:table-cell office:value-type="float" office:value="300" calcext:value-type="float">
            <text:p>300</text:p>
          </table:table-cell>
          <table:table-cell office:value-type="string" calcext:value-type="string">
            <text:p>熲原股份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6條</text:p>
            <text:p>勞動基準法第39條</text:p>
            <text:p>勞動基準法第5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每7日中給予勞工1日之休息作為例假</text:p>
            <text:p>˙未依規定給予勞工休假日出勤工資</text:p>
            <text:p>˙未依法給付職業災害工資補償</text:p>
          </table:table-cell>
          <table:table-cell office:value-type="string" calcext:value-type="string">
            <text:p>府授勞動字</text:p>
            <text:p>第1040157549號</text:p>
          </table:table-cell>
          <table:table-cell office:value-type="string" calcext:value-type="string">
            <text:p>104年07月15日</text:p>
          </table:table-cell>
          <table:table-cell/>
        </table:table-row>
        <table:table-row table:style-name="ro6">
          <table:table-cell office:value-type="float" office:value="301" calcext:value-type="float">
            <text:p>301</text:p>
          </table:table-cell>
          <table:table-cell office:value-type="string" calcext:value-type="string">
            <text:p>黃書福(即澄霆專業髮型美容</text:p>
            <text:p>店)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53923號</text:p>
          </table:table-cell>
          <table:table-cell office:value-type="string" calcext:value-type="string">
            <text:p>104年07月15日</text:p>
          </table:table-cell>
          <table:table-cell/>
        </table:table-row>
        <table:table-row table:style-name="ro5">
          <table:table-cell office:value-type="float" office:value="302" calcext:value-type="float">
            <text:p>302</text:p>
          </table:table-cell>
          <table:table-cell office:value-type="string" calcext:value-type="string">
            <text:p>弘o科技大學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˙未給予勞工工資達基本工資以上</text:p>
          </table:table-cell>
          <table:table-cell office:value-type="string" calcext:value-type="string">
            <text:p>府授勞動字</text:p>
            <text:p>第1040158527號</text:p>
          </table:table-cell>
          <table:table-cell office:value-type="string" calcext:value-type="string">
            <text:p>104年07月15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303" calcext:value-type="float">
            <text:p>303</text:p>
          </table:table-cell>
          <table:table-cell office:value-type="string" calcext:value-type="string">
            <text:p>廣大鐵業有限公司</text:p>
          </table:table-cell>
          <table:table-cell office:value-type="string" calcext:value-type="string">
            <text:p>勞動基準法第22條第2項</text:p>
            <text:p>勞動基準法第23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54047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04" calcext:value-type="float">
            <text:p>304</text:p>
          </table:table-cell>
          <table:table-cell office:value-type="string" calcext:value-type="string">
            <text:p>金卷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57528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05" calcext:value-type="float">
            <text:p>305</text:p>
          </table:table-cell>
          <table:table-cell office:value-type="string" calcext:value-type="string">
            <text:p>豐億企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3946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06" calcext:value-type="float">
            <text:p>306</text:p>
          </table:table-cell>
          <table:table-cell office:value-type="string" calcext:value-type="string">
            <text:p>周俊鑫(即布花百貨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54749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07" calcext:value-type="float">
            <text:p>307</text:p>
          </table:table-cell>
          <table:table-cell office:value-type="string" calcext:value-type="string">
            <text:p>渣打國際商業銀行股份有限公</text:p>
            <text:p>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54838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6">
          <table:table-cell office:value-type="float" office:value="308" calcext:value-type="float">
            <text:p>308</text:p>
          </table:table-cell>
          <table:table-cell office:value-type="string" calcext:value-type="string">
            <text:p>優悅產後護理之家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54960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09" calcext:value-type="float">
            <text:p>309</text:p>
          </table:table-cell>
          <table:table-cell office:value-type="string" calcext:value-type="string">
            <text:p>財團法人天主教台中教區附設</text:p>
            <text:p>立達啟能訓練中心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54992號</text:p>
          </table:table-cell>
          <table:table-cell office:value-type="string" calcext:value-type="string">
            <text:p>104年07月16日</text:p>
          </table:table-cell>
          <table:table-cell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中原保全股份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57205號</text:p>
          </table:table-cell>
          <table:table-cell office:value-type="string" calcext:value-type="string">
            <text:p>104年07月17日</text:p>
          </table:table-cell>
          <table:table-cell/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自由海洋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60137號</text:p>
          </table:table-cell>
          <table:table-cell office:value-type="string" calcext:value-type="string">
            <text:p>104年07月20日</text:p>
          </table:table-cell>
          <table:table-cell/>
        </table:table-row>
        <table:table-row table:style-name="ro6">
          <table:table-cell office:value-type="float" office:value="312" calcext:value-type="float">
            <text:p>312</text:p>
          </table:table-cell>
          <table:table-cell office:value-type="string" calcext:value-type="string">
            <text:p>季宏營造工程股份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59190號</text:p>
          </table:table-cell>
          <table:table-cell office:value-type="string" calcext:value-type="string">
            <text:p>104年07月20日</text:p>
          </table:table-cell>
          <table:table-cell/>
        </table:table-row>
        <table:table-row table:style-name="ro7">
          <table:table-cell office:value-type="float" office:value="313" calcext:value-type="float">
            <text:p>313</text:p>
          </table:table-cell>
          <table:table-cell office:value-type="string" calcext:value-type="string">
            <text:p>黃合敏即偉成製模工業社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0099號</text:p>
          </table:table-cell>
          <table:table-cell office:value-type="string" calcext:value-type="string">
            <text:p>104年07月20日</text:p>
          </table:table-cell>
          <table:table-cell/>
        </table:table-row>
        <table:table-row table:style-name="ro6">
          <table:table-cell office:value-type="float" office:value="314" calcext:value-type="float">
            <text:p>314</text:p>
          </table:table-cell>
          <table:table-cell office:value-type="string" calcext:value-type="string">
            <text:p>樂福庵有限公司</text:p>
          </table:table-cell>
          <table:table-cell office:value-type="string" calcext:value-type="string">
            <text:p>勞動基準法第30條第5項</text:p>
            <text:p>勞動基準法第39條</text:p>
          </table:table-cell>
          <table:table-cell office:value-type="string" calcext:value-type="string"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57707號</text:p>
          </table:table-cell>
          <table:table-cell office:value-type="string" calcext:value-type="string">
            <text:p>104年07月20日</text:p>
          </table:table-cell>
          <table:table-cell/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久岡油壓工業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1792號</text:p>
          </table:table-cell>
          <table:table-cell office:value-type="string" calcext:value-type="string">
            <text:p>104年07月21日</text:p>
          </table:table-cell>
          <table:table-cell/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印天堂事業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61897號</text:p>
          </table:table-cell>
          <table:table-cell office:value-type="string" calcext:value-type="string">
            <text:p>104年07月21日</text:p>
          </table:table-cell>
          <table:table-cell/>
        </table:table-row>
        <table:table-row table:style-name="ro7">
          <table:table-cell office:value-type="float" office:value="317" calcext:value-type="float">
            <text:p>317</text:p>
          </table:table-cell>
          <table:table-cell office:value-type="string" calcext:value-type="string">
            <text:p>涂o真</text:p>
          </table:table-cell>
          <table:table-cell office:value-type="string" calcext:value-type="string">
            <text:p>勞動基準法第22條第2項</text:p>
            <text:p>勞動基準法第30條第5項</text:p>
            <text:p>勞動基準法第39條</text:p>
          </table:table-cell>
          <table:table-cell office:value-type="string" calcext:value-type="string">
            <text:p>˙工資未全額直接給付勞工</text:p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56263號</text:p>
          </table:table-cell>
          <table:table-cell office:value-type="string" calcext:value-type="string">
            <text:p>104年07月21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318" calcext:value-type="float">
            <text:p>318</text:p>
          </table:table-cell>
          <table:table-cell office:value-type="string" calcext:value-type="string">
            <text:p>英富紡織股份有限公司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57079號</text:p>
          </table:table-cell>
          <table:table-cell office:value-type="string" calcext:value-type="string">
            <text:p>104年07月21日</text:p>
          </table:table-cell>
          <table:table-cell/>
        </table:table-row>
        <table:table-row table:style-name="ro6">
          <table:table-cell office:value-type="float" office:value="319" calcext:value-type="float">
            <text:p>319</text:p>
          </table:table-cell>
          <table:table-cell office:value-type="string" calcext:value-type="string">
            <text:p>趙o興(即食o大港式燒腊)</text:p>
          </table:table-cell>
          <table:table-cell office:value-type="string" calcext:value-type="string">
            <text:p>勞動基準法第23條第2項</text:p>
            <text:p>勞動基準法第30條第5項</text:p>
          </table:table-cell>
          <table:table-cell office:value-type="string" calcext:value-type="string">
            <text:p>˙未依規定留存勞工工資清冊</text:p>
            <text:p>˙未置備勞工出勤紀錄</text:p>
          </table:table-cell>
          <table:table-cell office:value-type="string" calcext:value-type="string">
            <text:p>府授勞動字</text:p>
            <text:p>第1040159264號</text:p>
          </table:table-cell>
          <table:table-cell office:value-type="string" calcext:value-type="string">
            <text:p>104年07月21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320" calcext:value-type="float">
            <text:p>320</text:p>
          </table:table-cell>
          <table:table-cell office:value-type="string" calcext:value-type="string">
            <text:p>百o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0143號</text:p>
          </table:table-cell>
          <table:table-cell office:value-type="string" calcext:value-type="string">
            <text:p>104年07月21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超級巨星視聽歌唱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57704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翔贏通運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2003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5">
          <table:table-cell office:value-type="float" office:value="323" calcext:value-type="float">
            <text:p>323</text:p>
          </table:table-cell>
          <table:table-cell office:value-type="string" calcext:value-type="string">
            <text:p>蔡浚澤(即建豪工程行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57820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5">
          <table:table-cell office:value-type="float" office:value="324" calcext:value-type="float">
            <text:p>324</text:p>
          </table:table-cell>
          <table:table-cell office:value-type="string" calcext:value-type="string">
            <text:p>順益汽車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1999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7">
          <table:table-cell office:value-type="float" office:value="325" calcext:value-type="float">
            <text:p>325</text:p>
          </table:table-cell>
          <table:table-cell office:value-type="string" calcext:value-type="string">
            <text:p>鄉林建設事業股份有限公司</text:p>
          </table:table-cell>
          <table:table-cell office:value-type="string" calcext:value-type="string">
            <text:p>勞動基準法第22條第2項</text:p>
            <text:p>勞動基準法第38條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62656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5">
          <table:table-cell office:value-type="float" office:value="326" calcext:value-type="float">
            <text:p>326</text:p>
          </table:table-cell>
          <table:table-cell office:value-type="string" calcext:value-type="string">
            <text:p>穎冠茶飲企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1916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5">
          <table:table-cell office:value-type="float" office:value="327" calcext:value-type="float">
            <text:p>327</text:p>
          </table:table-cell>
          <table:table-cell office:value-type="string" calcext:value-type="string">
            <text:p>財團法人台中市順天宮輔順將</text:p>
            <text:p>軍廟附設私立輔順仁愛之家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60978號</text:p>
          </table:table-cell>
          <table:table-cell office:value-type="string" calcext:value-type="string">
            <text:p>104年07月22日</text:p>
          </table:table-cell>
          <table:table-cell/>
        </table:table-row>
        <table:table-row table:style-name="ro6">
          <table:table-cell office:value-type="float" office:value="328" calcext:value-type="float">
            <text:p>328</text:p>
          </table:table-cell>
          <table:table-cell office:value-type="string" calcext:value-type="string">
            <text:p>廣大整合網路工程股份有限公</text:p>
            <text:p>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3503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7">
          <table:table-cell office:value-type="float" office:value="329" calcext:value-type="float">
            <text:p>329</text:p>
          </table:table-cell>
          <table:table-cell office:value-type="string" calcext:value-type="string">
            <text:p>寶成油業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1957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林森醫院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3742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1" calcext:value-type="float">
            <text:p>331</text:p>
          </table:table-cell>
          <table:table-cell office:value-type="string" calcext:value-type="string">
            <text:p>甘純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0720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仝心會館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3393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33" calcext:value-type="float">
            <text:p>333</text:p>
          </table:table-cell>
          <table:table-cell office:value-type="string" calcext:value-type="string">
            <text:p>盟海射梢企業有限公司</text:p>
          </table:table-cell>
          <table:table-cell office:value-type="string" calcext:value-type="string">
            <text:p>勞動基準法第2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休假日出勤工資</text:p>
          </table:table-cell>
          <table:table-cell office:value-type="string" calcext:value-type="string">
            <text:p>府授勞動字</text:p>
            <text:p>第1040158498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4" calcext:value-type="float">
            <text:p>334</text:p>
          </table:table-cell>
          <table:table-cell office:value-type="string" calcext:value-type="string">
            <text:p>兆陽電子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2536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5" calcext:value-type="float">
            <text:p>335</text:p>
          </table:table-cell>
          <table:table-cell office:value-type="string" calcext:value-type="string">
            <text:p>家o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2061號</text:p>
          </table:table-cell>
          <table:table-cell office:value-type="string" calcext:value-type="string">
            <text:p>104年07月23日</text:p>
          </table:table-cell>
          <table:table-cell office:value-type="string" calcext:value-type="string">
            <text:p>行政救濟中</text:p>
          </table:table-cell>
        </table:table-row>
        <table:table-row table:style-name="ro6">
          <table:table-cell office:value-type="float" office:value="336" calcext:value-type="float">
            <text:p>336</text:p>
          </table:table-cell>
          <table:table-cell office:value-type="string" calcext:value-type="string">
            <text:p>富群工程顧問有限公司</text:p>
          </table:table-cell>
          <table:table-cell office:value-type="string" calcext:value-type="string">
            <text:p>勞動基準法第22條第2項</text:p>
            <text:p>勞動基準法第30條第5項</text:p>
          </table:table-cell>
          <table:table-cell office:value-type="string" calcext:value-type="string">
            <text:p>˙工資未全額直接給付勞工</text:p>
            <text:p>˙未置備勞工出勤紀錄</text:p>
          </table:table-cell>
          <table:table-cell office:value-type="string" calcext:value-type="string">
            <text:p>府授勞動字</text:p>
            <text:p>第1040163780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37" calcext:value-type="float">
            <text:p>337</text:p>
          </table:table-cell>
          <table:table-cell office:value-type="string" calcext:value-type="string">
            <text:p>台灣獨大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2838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三輝股份有限公司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˙未依規定給予勞工特別休假</text:p>
          </table:table-cell>
          <table:table-cell office:value-type="string" calcext:value-type="string">
            <text:p>府授勞動字</text:p>
            <text:p>第1040159254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39" calcext:value-type="float">
            <text:p>339</text:p>
          </table:table-cell>
          <table:table-cell office:value-type="string" calcext:value-type="string">
            <text:p>宇誠商旅股份有限公司</text:p>
          </table:table-cell>
          <table:table-cell office:value-type="string" calcext:value-type="string">
            <text:p>勞動基準法第36條</text:p>
            <text:p>勞動基準法第39條</text:p>
          </table:table-cell>
          <table:table-cell office:value-type="string" calcext:value-type="string">
            <text:p>˙未每7日中給予勞工1日之休息作為例假</text:p>
            <text:p>˙使勞工於休假日出勤未加倍發給工資</text:p>
          </table:table-cell>
          <table:table-cell office:value-type="string" calcext:value-type="string">
            <text:p>府授勞動字</text:p>
            <text:p>第1040163819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光明路加油站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63187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41" calcext:value-type="float">
            <text:p>341</text:p>
          </table:table-cell>
          <table:table-cell office:value-type="string" calcext:value-type="string">
            <text:p>禾機企業股份有限公司</text:p>
          </table:table-cell>
          <table:table-cell office:value-type="string" calcext:value-type="string">
            <text:p>勞動基準法第30條第5項</text:p>
            <text:p>勞動基準法第38條</text:p>
          </table:table-cell>
          <table:table-cell office:value-type="string" calcext:value-type="string">
            <text:p>˙未置備勞工出勤紀錄</text:p>
            <text:p>˙未依規定給予勞工特別休假</text:p>
          </table:table-cell>
          <table:table-cell office:value-type="string" calcext:value-type="string">
            <text:p>府授勞動字</text:p>
            <text:p>第1040163054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42" calcext:value-type="float">
            <text:p>342</text:p>
          </table:table-cell>
          <table:table-cell office:value-type="string" calcext:value-type="string">
            <text:p>塔木德一中飯店股份有限公司</text:p>
          </table:table-cell>
          <table:table-cell office:value-type="string" calcext:value-type="string">
            <text:p>勞動基準法第2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休假日出勤工資</text:p>
          </table:table-cell>
          <table:table-cell office:value-type="string" calcext:value-type="string">
            <text:p>府授勞動字</text:p>
            <text:p>第1040162831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中臺科技大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1133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44" calcext:value-type="float">
            <text:p>344</text:p>
          </table:table-cell>
          <table:table-cell office:value-type="string" calcext:value-type="string">
            <text:p>劉信忠</text:p>
          </table:table-cell>
          <table:table-cell office:value-type="string" calcext:value-type="string">
            <text:p>勞動基準法第59條</text:p>
          </table:table-cell>
          <table:table-cell office:value-type="string" calcext:value-type="string">
            <text:p>˙未依法給付職業災害工資補償</text:p>
          </table:table-cell>
          <table:table-cell office:value-type="string" calcext:value-type="string">
            <text:p>府授勞動字</text:p>
            <text:p>第1040162773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6">
          <table:table-cell office:value-type="float" office:value="345" calcext:value-type="float">
            <text:p>345</text:p>
          </table:table-cell>
          <table:table-cell office:value-type="string" calcext:value-type="string">
            <text:p>全虹企業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1578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46" calcext:value-type="float">
            <text:p>346</text:p>
          </table:table-cell>
          <table:table-cell office:value-type="string" calcext:value-type="string">
            <text:p>旺立精機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3011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47" calcext:value-type="float">
            <text:p>347</text:p>
          </table:table-cell>
          <table:table-cell office:value-type="string" calcext:value-type="string">
            <text:p>弘揚機電工程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3410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星智運動器材世界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3241號</text:p>
          </table:table-cell>
          <table:table-cell office:value-type="string" calcext:value-type="string">
            <text:p>104年07月23日</text:p>
          </table:table-cell>
          <table:table-cell/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景昌壓克力實業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5900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6">
          <table:table-cell office:value-type="float" office:value="350" calcext:value-type="float">
            <text:p>350</text:p>
          </table:table-cell>
          <table:table-cell office:value-type="string" calcext:value-type="string">
            <text:p>威宏工業社</text:p>
          </table:table-cell>
          <table:table-cell office:value-type="string" calcext:value-type="string">
            <text:p>勞動基準法第24條</text:p>
            <text:p>勞動基準法第36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3854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6">
          <table:table-cell office:value-type="float" office:value="351" calcext:value-type="float">
            <text:p>351</text:p>
          </table:table-cell>
          <table:table-cell office:value-type="string" calcext:value-type="string">
            <text:p>尼斯堡庭園商務汽車旅館有限</text:p>
            <text:p>公司</text:p>
          </table:table-cell>
          <table:table-cell office:value-type="string" calcext:value-type="string">
            <text:p>勞動基準法第30條第5項</text:p>
            <text:p>勞動基準法第36條</text:p>
          </table:table-cell>
          <table:table-cell office:value-type="string" calcext:value-type="string">
            <text:p>˙未置備勞工出勤紀錄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4161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7">
          <table:table-cell office:value-type="float" office:value="352" calcext:value-type="float">
            <text:p>352</text:p>
          </table:table-cell>
          <table:table-cell office:value-type="string" calcext:value-type="string">
            <text:p>博奇大飯店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63880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6">
          <table:table-cell office:value-type="float" office:value="353" calcext:value-type="float">
            <text:p>353</text:p>
          </table:table-cell>
          <table:table-cell office:value-type="string" calcext:value-type="string">
            <text:p>文心及第住戶管理委員會</text:p>
          </table:table-cell>
          <table:table-cell office:value-type="string" calcext:value-type="string">
            <text:p>勞動基準法第9條第1項</text:p>
            <text:p>勞動基準法第22條第2項</text:p>
          </table:table-cell>
          <table:table-cell office:value-type="string" calcext:value-type="string">
            <text:p>˙未依規定與勞工簽訂不定期契約</text:p>
            <text:p>˙工資未全額直接給付勞工</text:p>
          </table:table-cell>
          <table:table-cell office:value-type="string" calcext:value-type="string">
            <text:p>府授勞動字</text:p>
            <text:p>第1040162850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5">
          <table:table-cell office:value-type="float" office:value="354" calcext:value-type="float">
            <text:p>354</text:p>
          </table:table-cell>
          <table:table-cell office:value-type="string" calcext:value-type="string">
            <text:p>國昌人力資源顧問股份有限公</text:p>
            <text:p>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5008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6">
          <table:table-cell office:value-type="float" office:value="355" calcext:value-type="float">
            <text:p>355</text:p>
          </table:table-cell>
          <table:table-cell office:value-type="string" calcext:value-type="string">
            <text:p>勇立興建築事業股份有限公司</text:p>
          </table:table-cell>
          <table:table-cell office:value-type="string" calcext:value-type="string">
            <text:p>勞動基準法第24條</text:p>
            <text:p>勞動基準法第36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3859號</text:p>
          </table:table-cell>
          <table:table-cell office:value-type="string" calcext:value-type="string">
            <text:p>104年07月24日</text:p>
          </table:table-cell>
          <table:table-cell/>
        </table:table-row>
        <table:table-row table:style-name="ro5">
          <table:table-cell office:value-type="float" office:value="356" calcext:value-type="float">
            <text:p>356</text:p>
          </table:table-cell>
          <table:table-cell office:value-type="string" calcext:value-type="string">
            <text:p>康林國際事業股份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5499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7">
          <table:table-cell office:value-type="float" office:value="357" calcext:value-type="float">
            <text:p>357</text:p>
          </table:table-cell>
          <table:table-cell office:value-type="string" calcext:value-type="string">
            <text:p>合發物流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63752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58" calcext:value-type="float">
            <text:p>358</text:p>
          </table:table-cell>
          <table:table-cell office:value-type="string" calcext:value-type="string">
            <text:p>明正五彩印刷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3871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寶麗金休閒事業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66108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60" calcext:value-type="float">
            <text:p>360</text:p>
          </table:table-cell>
          <table:table-cell office:value-type="string" calcext:value-type="string">
            <text:p>奇o國際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6622號</text:p>
          </table:table-cell>
          <table:table-cell office:value-type="string" calcext:value-type="string">
            <text:p>104年07月27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361" calcext:value-type="float">
            <text:p>361</text:p>
          </table:table-cell>
          <table:table-cell office:value-type="string" calcext:value-type="string">
            <text:p>鮮茶道有限公司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6158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惟o國際股份有限公司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5822號</text:p>
          </table:table-cell>
          <table:table-cell office:value-type="string" calcext:value-type="string">
            <text:p>104年07月27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363" calcext:value-type="float">
            <text:p>363</text:p>
          </table:table-cell>
          <table:table-cell office:value-type="string" calcext:value-type="string">
            <text:p>九福國際人力仲介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3881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64" calcext:value-type="float">
            <text:p>364</text:p>
          </table:table-cell>
          <table:table-cell office:value-type="string" calcext:value-type="string">
            <text:p>奧大利汽車旅館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65732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澄清綜合醫院中港分院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4980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7">
          <table:table-cell office:value-type="float" office:value="366" calcext:value-type="float">
            <text:p>366</text:p>
          </table:table-cell>
          <table:table-cell office:value-type="string" calcext:value-type="string">
            <text:p>論情汽車旅館有限公司</text:p>
          </table:table-cell>
          <table:table-cell office:value-type="string" calcext:value-type="string">
            <text:p>勞動基準法第24條</text:p>
            <text:p>勞動基準法第30條第5項</text:p>
            <text:p>勞動基準法第39條</text:p>
          </table:table-cell>
          <table:table-cell office:value-type="string" calcext:value-type="string">
            <text:p>˙未依規定加給延長工時工資</text:p>
            <text:p>˙未置備勞工出勤紀錄</text:p>
            <text:p>˙未依規定給予勞工休假日出勤工資</text:p>
          </table:table-cell>
          <table:table-cell office:value-type="string" calcext:value-type="string">
            <text:p>府授勞動字</text:p>
            <text:p>第1040164608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6">
          <table:table-cell office:value-type="float" office:value="367" calcext:value-type="float">
            <text:p>367</text:p>
          </table:table-cell>
          <table:table-cell office:value-type="string" calcext:value-type="string">
            <text:p>俋泰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65005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6">
          <table:table-cell office:value-type="float" office:value="368" calcext:value-type="float">
            <text:p>368</text:p>
          </table:table-cell>
          <table:table-cell office:value-type="string" calcext:value-type="string">
            <text:p>東和鋼鐵企業股份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5347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69" calcext:value-type="float">
            <text:p>369</text:p>
          </table:table-cell>
          <table:table-cell office:value-type="string" calcext:value-type="string">
            <text:p>明峰工業社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5364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6">
          <table:table-cell office:value-type="float" office:value="370" calcext:value-type="float">
            <text:p>370</text:p>
          </table:table-cell>
          <table:table-cell office:value-type="string" calcext:value-type="string">
            <text:p>劉芳瑜（即冠中冠撞球場）</text:p>
          </table:table-cell>
          <table:table-cell office:value-type="string" calcext:value-type="string">
            <text:p>勞動基準法第21條第1項</text:p>
            <text:p>勞動基準法第24條</text:p>
          </table:table-cell>
          <table:table-cell office:value-type="string" calcext:value-type="string">
            <text:p>˙未給予勞工工資達基本工資以上</text:p>
            <text:p>˙未依規定加給延長工時工資</text:p>
          </table:table-cell>
          <table:table-cell office:value-type="string" calcext:value-type="string">
            <text:p>府授勞動字</text:p>
            <text:p>第1040165012號</text:p>
          </table:table-cell>
          <table:table-cell office:value-type="string" calcext:value-type="string">
            <text:p>104年07月27日</text:p>
          </table:table-cell>
          <table:table-cell/>
        </table:table-row>
        <table:table-row table:style-name="ro5">
          <table:table-cell office:value-type="float" office:value="371" calcext:value-type="float">
            <text:p>371</text:p>
          </table:table-cell>
          <table:table-cell office:value-type="string" calcext:value-type="string">
            <text:p>鳳凰貿易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5996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5">
          <table:table-cell office:value-type="float" office:value="372" calcext:value-type="float">
            <text:p>372</text:p>
          </table:table-cell>
          <table:table-cell office:value-type="string" calcext:value-type="string">
            <text:p>華美航運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4956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5">
          <table:table-cell office:value-type="float" office:value="373" calcext:value-type="float">
            <text:p>373</text:p>
          </table:table-cell>
          <table:table-cell office:value-type="string" calcext:value-type="string">
            <text:p>展辰工業股份有限公司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6582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大屯加油站股份有限公司</text:p>
          </table:table-cell>
          <table:table-cell office:value-type="string" calcext:value-type="string">
            <text:p>勞動基準法第22條第2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7099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6">
          <table:table-cell office:value-type="float" office:value="375" calcext:value-type="float">
            <text:p>375</text:p>
          </table:table-cell>
          <table:table-cell office:value-type="string" calcext:value-type="string">
            <text:p>東虹實業股份有限公司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66442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伍春梅(即喜月產後護理之家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7106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6">
          <table:table-cell office:value-type="float" office:value="377" calcext:value-type="float">
            <text:p>377</text:p>
          </table:table-cell>
          <table:table-cell office:value-type="string" calcext:value-type="string">
            <text:p>家樂寶企業有限公司</text:p>
          </table:table-cell>
          <table:table-cell office:value-type="string" calcext:value-type="string">
            <text:p>勞動基準法第22條第2項</text:p>
            <text:p>勞動基準法第24條</text:p>
          </table:table-cell>
          <table:table-cell office:value-type="string" calcext:value-type="string"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67085號</text:p>
          </table:table-cell>
          <table:table-cell office:value-type="string" calcext:value-type="string">
            <text:p>104年07月28日</text:p>
          </table:table-cell>
          <table:table-cell/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維o醫療社團法人台中維o醫院</text:p>
          </table:table-cell>
          <table:table-cell office:value-type="string" calcext:value-type="string">
            <text:p>勞動基準法第24條</text:p>
            <text:p>勞動基準法第39條</text:p>
          </table:table-cell>
          <table:table-cell office:value-type="string" calcext:value-type="string"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66993號</text:p>
          </table:table-cell>
          <table:table-cell office:value-type="string" calcext:value-type="string">
            <text:p>104年07月28日</text:p>
          </table:table-cell>
          <table:table-cell office:value-type="string" calcext:value-type="string">
            <text:p>行政救濟中</text:p>
          </table:table-cell>
        </table:table-row>
        <table:table-row table:style-name="ro7">
          <table:table-cell office:value-type="float" office:value="379" calcext:value-type="float">
            <text:p>379</text:p>
          </table:table-cell>
          <table:table-cell office:value-type="string" calcext:value-type="string">
            <text:p>簡之愛商務汽車旅館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8703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7">
          <table:table-cell office:value-type="float" office:value="380" calcext:value-type="float">
            <text:p>380</text:p>
          </table:table-cell>
          <table:table-cell office:value-type="string" calcext:value-type="string">
            <text:p>互園企業有限公司</text:p>
          </table:table-cell>
          <table:table-cell office:value-type="string" calcext:value-type="string">
            <text:p>勞動基準法第16條</text:p>
            <text:p>勞動基準法第22條第2項</text:p>
            <text:p>勞動基準法第24條</text:p>
          </table:table-cell>
          <table:table-cell office:value-type="string" calcext:value-type="string">
            <text:p>˙未依規定給付勞工預告期間工資</text:p>
            <text:p>˙工資未全額直接給付勞工</text:p>
            <text:p>˙未依規定加給延長工時工資</text:p>
          </table:table-cell>
          <table:table-cell office:value-type="string" calcext:value-type="string">
            <text:p>府授勞動字</text:p>
            <text:p>第1040168960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81" calcext:value-type="float">
            <text:p>381</text:p>
          </table:table-cell>
          <table:table-cell office:value-type="string" calcext:value-type="string">
            <text:p>萬成航空科技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7088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82" calcext:value-type="float">
            <text:p>382</text:p>
          </table:table-cell>
          <table:table-cell office:value-type="string" calcext:value-type="string">
            <text:p>庫藏創意行銷有限公司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˙未依約定時間給付勞工工資</text:p>
          </table:table-cell>
          <table:table-cell office:value-type="string" calcext:value-type="string">
            <text:p>府授勞動字</text:p>
            <text:p>第1040166561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香繼光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8067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84" calcext:value-type="float">
            <text:p>384</text:p>
          </table:table-cell>
          <table:table-cell office:value-type="string" calcext:value-type="string">
            <text:p>勝群金屬股份有限公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7970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7">
          <table:table-cell office:value-type="float" office:value="385" calcext:value-type="float">
            <text:p>385</text:p>
          </table:table-cell>
          <table:table-cell office:value-type="string" calcext:value-type="string">
            <text:p>沐蘭旅館股份有限公司</text:p>
          </table:table-cell>
          <table:table-cell office:value-type="string" calcext:value-type="string"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66380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86" calcext:value-type="float">
            <text:p>386</text:p>
          </table:table-cell>
          <table:table-cell office:value-type="string" calcext:value-type="string">
            <text:p>穩盈鈑金工業股份有限公司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˙未依規定給予勞工特別休假</text:p>
          </table:table-cell>
          <table:table-cell office:value-type="string" calcext:value-type="string">
            <text:p>府授勞動字</text:p>
            <text:p>第1040167101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87" calcext:value-type="float">
            <text:p>387</text:p>
          </table:table-cell>
          <table:table-cell office:value-type="string" calcext:value-type="string">
            <text:p>誼光保全股份有限公司</text:p>
          </table:table-cell>
          <table:table-cell office:value-type="string" calcext:value-type="string">
            <text:p>勞動基準法第21條第1項</text:p>
            <text:p>勞動基準法第24條</text:p>
          </table:table-cell>
          <table:table-cell office:value-type="string" calcext:value-type="string">
            <text:p>˙未給予勞工工資達基本工資以上</text:p>
            <text:p>˙未依規定加給延長工時工資</text:p>
          </table:table-cell>
          <table:table-cell office:value-type="string" calcext:value-type="string">
            <text:p>府授勞動字</text:p>
            <text:p>第1040166268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string" calcext:value-type="string">
            <text:p>頤養膳房有限公司</text:p>
          </table:table-cell>
          <table:table-cell office:value-type="string" calcext:value-type="string">
            <text:p>勞動基準法第22條第2項</text:p>
            <text:p>勞動基準法第30條第5項</text:p>
            <text:p>勞動基準法第24條</text:p>
            <text:p>勞動基準法第39條</text:p>
          </table:table-cell>
          <table:table-cell office:value-type="string" calcext:value-type="string">
            <text:p>˙工資未全額直接給付勞工</text:p>
            <text:p>˙未置備勞工出勤紀錄</text:p>
            <text:p>˙未依規定加給延長工時工資</text:p>
            <text:p>˙未依規定給予勞工休假日出勤工資</text:p>
          </table:table-cell>
          <table:table-cell office:value-type="string" calcext:value-type="string">
            <text:p>府授勞動字</text:p>
            <text:p>第1040169001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89" calcext:value-type="float">
            <text:p>389</text:p>
          </table:table-cell>
          <table:table-cell office:value-type="string" calcext:value-type="string">
            <text:p>林富美(即臺中市私立永和老</text:p>
            <text:p>人長期照顧中心(養護型)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˙未置備勞工出勤紀錄</text:p>
          </table:table-cell>
          <table:table-cell office:value-type="string" calcext:value-type="string">
            <text:p>府授勞動字</text:p>
            <text:p>第1040168711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5">
          <table:table-cell office:value-type="float" office:value="390" calcext:value-type="float">
            <text:p>390</text:p>
          </table:table-cell>
          <table:table-cell office:value-type="string" calcext:value-type="string">
            <text:p>陳志偉(即忠勇冷飲店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˙未依規定給予勞工休假日出勤工資</text:p>
          </table:table-cell>
          <table:table-cell office:value-type="string" calcext:value-type="string">
            <text:p>府授勞動字</text:p>
            <text:p>第1040168708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91" calcext:value-type="float">
            <text:p>391</text:p>
          </table:table-cell>
          <table:table-cell office:value-type="string" calcext:value-type="string">
            <text:p>漢諺精密工業有限公司</text:p>
          </table:table-cell>
          <table:table-cell office:value-type="string" calcext:value-type="string">
            <text:p>勞動基準法第32條第2項</text:p>
            <text:p>勞動基準法第39條</text:p>
          </table:table-cell>
          <table:table-cell office:value-type="string" calcext:value-type="string"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9027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92" calcext:value-type="float">
            <text:p>392</text:p>
          </table:table-cell>
          <table:table-cell office:value-type="string" calcext:value-type="string">
            <text:p>興富發建設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5378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93" calcext:value-type="float">
            <text:p>393</text:p>
          </table:table-cell>
          <table:table-cell office:value-type="string" calcext:value-type="string">
            <text:p>勝騏食品工廠有限公司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7192號</text:p>
          </table:table-cell>
          <table:table-cell office:value-type="string" calcext:value-type="string">
            <text:p>104年07月29日</text:p>
          </table:table-cell>
          <table:table-cell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string" calcext:value-type="string">
            <text:p>孫瑞榮(即旺田實業社)</text:p>
          </table:table-cell>
          <table:table-cell office:value-type="string" calcext:value-type="string">
            <text:p>勞動基準法第32條第2項</text:p>
            <text:p>勞動基準法第36條</text:p>
          </table:table-cell>
          <table:table-cell office:value-type="string" calcext:value-type="string">
            <text:p>˙延長勞工工時超過法令規定</text:p>
            <text:p>˙未每7日中給予勞工1日之休息作為例假</text:p>
          </table:table-cell>
          <table:table-cell office:value-type="string" calcext:value-type="string">
            <text:p>府授勞動字</text:p>
            <text:p>第1040167191號</text:p>
          </table:table-cell>
          <table:table-cell office:value-type="string" calcext:value-type="string">
            <text:p>104年07月30日</text:p>
          </table:table-cell>
          <table:table-cell/>
        </table:table-row>
        <table:table-row table:style-name="ro6">
          <table:table-cell office:value-type="float" office:value="395" calcext:value-type="float">
            <text:p>395</text:p>
          </table:table-cell>
          <table:table-cell office:value-type="string" calcext:value-type="string">
            <text:p>哈林精機廠股份有限公司</text:p>
          </table:table-cell>
          <table:table-cell office:value-type="string" calcext:value-type="string">
            <text:p>勞動基準法第24條</text:p>
            <text:p>勞動基準法第32條第2項</text:p>
          </table:table-cell>
          <table:table-cell office:value-type="string" calcext:value-type="string">
            <text:p>˙未依規定加給延長工時工資</text:p>
            <text:p>˙延長勞工工時超過法令規定</text:p>
          </table:table-cell>
          <table:table-cell office:value-type="string" calcext:value-type="string">
            <text:p>府授勞動字</text:p>
            <text:p>第1040168727號</text:p>
          </table:table-cell>
          <table:table-cell office:value-type="string" calcext:value-type="string">
            <text:p>104年07月30日</text:p>
          </table:table-cell>
          <table:table-cell/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盛復工業股份有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67190號</text:p>
          </table:table-cell>
          <table:table-cell office:value-type="string" calcext:value-type="string">
            <text:p>104年07月30日</text:p>
          </table:table-cell>
          <table:table-cell/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周珈吟(即珈美商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˙未依規定加給延長工時工資</text:p>
          </table:table-cell>
          <table:table-cell office:value-type="string" calcext:value-type="string">
            <text:p>府授勞動字</text:p>
            <text:p>第1040168741號</text:p>
          </table:table-cell>
          <table:table-cell office:value-type="string" calcext:value-type="string">
            <text:p>104年07月30日</text:p>
          </table:table-cell>
          <table:table-cell/>
        </table:table-row>
        <table:table-row table:style-name="ro10">
          <table:table-cell office:value-type="float" office:value="398" calcext:value-type="float">
            <text:p>398</text:p>
          </table:table-cell>
          <table:table-cell office:value-type="string" calcext:value-type="string">
            <text:p>鷹o保全股份有限公司</text:p>
          </table:table-cell>
          <table:table-cell office:value-type="string" calcext:value-type="string">
            <text:p>勞動基準法第22條第2項</text:p>
            <text:p>勞動基準法第23條第1項</text:p>
            <text:p>勞動基準法第24條</text:p>
            <text:p>勞動基準法第3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約定時間給付勞工工資</text:p>
            <text:p>˙未依規定加給延長工時工資</text:p>
            <text:p>˙延長勞工工時超過法令規定</text:p>
            <text:p>˙未依規定給予勞工休假日出勤工資</text:p>
          </table:table-cell>
          <table:table-cell office:value-type="string" calcext:value-type="string">
            <text:p>府授勞動字</text:p>
            <text:p>第1040166215號</text:p>
          </table:table-cell>
          <table:table-cell office:value-type="string" calcext:value-type="string">
            <text:p>104年07月30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399" calcext:value-type="float">
            <text:p>399</text:p>
          </table:table-cell>
          <table:table-cell office:value-type="string" calcext:value-type="string">
            <text:p>金唱家視聽歌唱有限公司</text:p>
          </table:table-cell>
          <table:table-cell office:value-type="string" calcext:value-type="string">
            <text:p>勞動基準法第22條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5422號</text:p>
          </table:table-cell>
          <table:table-cell office:value-type="string" calcext:value-type="string">
            <text:p>104年07月30日</text:p>
          </table:table-cell>
          <table:table-cell/>
        </table:table-row>
        <table:table-row table:style-name="ro5">
          <table:table-cell office:value-type="float" office:value="400" calcext:value-type="float">
            <text:p>400</text:p>
          </table:table-cell>
          <table:table-cell office:value-type="string" calcext:value-type="string">
            <text:p>維o公寓大廈管理維護(股)有</text:p>
            <text:p>限公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˙延長勞工工時超過法令規定</text:p>
          </table:table-cell>
          <table:table-cell office:value-type="string" calcext:value-type="string">
            <text:p>府授勞動字</text:p>
            <text:p>第1040169211號</text:p>
          </table:table-cell>
          <table:table-cell office:value-type="string" calcext:value-type="string">
            <text:p>104年07月30日</text:p>
          </table:table-cell>
          <table:table-cell office:value-type="string" calcext:value-type="string">
            <text:p>行政救濟中</text:p>
          </table:table-cell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劉o廷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˙工資未全額直接給付勞工</text:p>
          </table:table-cell>
          <table:table-cell office:value-type="string" calcext:value-type="string">
            <text:p>府授勞動字</text:p>
            <text:p>第1040169811號</text:p>
          </table:table-cell>
          <table:table-cell office:value-type="string" calcext:value-type="string">
            <text:p>104年07月30日</text:p>
          </table:table-cell>
          <table:table-cell office:value-type="string" calcext:value-type="string">
            <text:p>行政救濟中</text:p>
          </table:table-cell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羅永杰(即長春診所)</text:p>
          </table:table-cell>
          <table:table-cell office:value-type="string" calcext:value-type="string">
            <text:p>勞動基準法第22條第2項</text:p>
            <text:p>勞動基準法第24條</text:p>
            <text:p>勞動基準法第36條</text:p>
            <text:p>勞動基準法第39條</text:p>
          </table:table-cell>
          <table:table-cell office:value-type="string" calcext:value-type="string">
            <text:p>˙工資未全額直接給付勞工</text:p>
            <text:p>˙未依規定加給延長工時工資</text:p>
            <text:p>˙未每7日中給予勞工1日之休息作為例假</text:p>
            <text:p>˙未依規定給予勞工休假日出勤工資</text:p>
          </table:table-cell>
          <table:table-cell office:value-type="string" calcext:value-type="string">
            <text:p>府授勞動字</text:p>
            <text:p>第1040169141號</text:p>
          </table:table-cell>
          <table:table-cell office:value-type="string" calcext:value-type="string">
            <text:p>104年07月31日</text:p>
          </table:table-cell>
          <table:table-cell/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香馜兒有限公司</text:p>
          </table:table-cell>
          <table:table-cell office:value-type="string" calcext:value-type="string">
            <text:p>勞動基準法第22條第2項</text:p>
            <text:p>勞動基準法第39條</text:p>
          </table:table-cell>
          <table:table-cell office:value-type="string" calcext:value-type="string">
            <text:p>˙工資未全額直接給付勞工</text:p>
            <text:p>˙未依規定給予勞工休假日出勤工資</text:p>
          </table:table-cell>
          <table:table-cell office:value-type="string" calcext:value-type="string">
            <text:p>府授勞動字</text:p>
            <text:p>第1040169624號</text:p>
          </table:table-cell>
          <table:table-cell office:value-type="string" calcext:value-type="string">
            <text:p>104年07月31日</text:p>
          </table:table-cell>
          <table:table-cell/>
        </table:table-row>
        <table:table-row table:style-name="ro6">
          <table:table-cell office:value-type="float" office:value="404" calcext:value-type="float">
            <text:p>404</text:p>
          </table:table-cell>
          <table:table-cell office:value-type="string" calcext:value-type="string">
            <text:p>邦昌金屬股份有限公司</text:p>
          </table:table-cell>
          <table:table-cell office:value-type="string" calcext:value-type="string">
            <text:p>勞動基準法第38條</text:p>
            <text:p>勞動基準法第39條</text:p>
          </table:table-cell>
          <table:table-cell office:value-type="string" calcext:value-type="string"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68635號</text:p>
          </table:table-cell>
          <table:table-cell office:value-type="string" calcext:value-type="string">
            <text:p>104年07月31日</text:p>
          </table:table-cell>
          <table:table-cell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天麗餐飲有限公司</text:p>
          </table:table-cell>
          <table:table-cell office:value-type="string" calcext:value-type="string">
            <text:p>勞動基準法第80條</text:p>
          </table:table-cell>
          <table:table-cell office:value-type="string" calcext:value-type="string">
            <text:p>‧拒絕、規避或阻撓檢查員依法執行職務</text:p>
          </table:table-cell>
          <table:table-cell office:value-type="string" calcext:value-type="string">
            <text:p>府授勞動字</text:p>
            <text:p>第1040169804號</text:p>
          </table:table-cell>
          <table:table-cell office:value-type="string" calcext:value-type="string">
            <text:p>104年07月31日</text:p>
          </table:table-cell>
          <table:table-cell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同佑菸酒股份有限公司</text:p>
          </table:table-cell>
          <table:table-cell office:value-type="string" calcext:value-type="string">
            <text:p>勞動基準法第24條</text:p>
            <text:p>勞動基準法第32條第2項</text:p>
            <text:p>勞動基準法第38條</text:p>
            <text:p>勞動基準法第39條</text:p>
          </table:table-cell>
          <table:table-cell office:value-type="string" calcext:value-type="string">
            <text:p>˙未依規定加給延長工時工資</text:p>
            <text:p>˙延長勞工工時超過法令規定</text:p>
            <text:p>˙未依規定給予勞工特別休假</text:p>
            <text:p>˙未依規定給予勞工休假日出勤工資</text:p>
          </table:table-cell>
          <table:table-cell office:value-type="string" calcext:value-type="string">
            <text:p>府授勞動字</text:p>
            <text:p>第1040169672號</text:p>
          </table:table-cell>
          <table:table-cell office:value-type="string" calcext:value-type="string">
            <text:p>104年07月31日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eiti TC" style:font-family-asian="'Heiti T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2:57:40.654238000</meta:creation-date>
    <dc:date>2016-10-15T12:59:22.107884000</dc:date>
    <meta:editing-duration>PT1M41S</meta:editing-duration>
    <meta:editing-cycles>1</meta:editing-cycles>
    <meta:document-statistic meta:table-count="1" meta:cell-count="2491" meta:object-count="0"/>
    <meta:generator>LibreOffice/5.1.5.2$MacOSX_X86_64 LibreOffice_project/7a864d8825610a8c07cfc3bc01dd4fce6a9447e5</meta:generator>
  </office:meta>
</office:document-meta>
</file>